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2"/>
  </office:automatic-styles>
  <office:body>
    <office:spreadsheet>
      <table:table table:name="TempMap3D_PCB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cb_LC0_0</text:p>
          </table:table-cell>
          <table:table-cell office:value-type="float" office:value="365.82" calcext:value-type="float">
            <text:p>365.82</text:p>
          </table:table-cell>
          <table:table-cell table:formula="of:=[.B1]-273" office:value-type="float" office:value="92.82" calcext:value-type="float">
            <text:p>92.82</text:p>
          </table:table-cell>
          <table:table-cell table:number-columns-repeated="2"/>
          <table:table-cell table:style-name="ce1" table:number-columns-spanned="4" table:number-rows-spanned="1"/>
          <table:covered-table-cell table:number-columns-repeated="3" table:style-name="ce3"/>
        </table:table-row>
        <table:table-row table:style-name="ro1">
          <table:table-cell office:value-type="string" calcext:value-type="string">
            <text:p>pcb_LC0_1</text:p>
          </table:table-cell>
          <table:table-cell office:value-type="float" office:value="366.33" calcext:value-type="float">
            <text:p>366.33</text:p>
          </table:table-cell>
          <table:table-cell table:formula="of:=[.B2]-273" office:value-type="float" office:value="93.33" calcext:value-type="float">
            <text:p>93.33</text:p>
          </table:table-cell>
          <table:table-cell table:number-columns-repeated="2"/>
          <table:table-cell table:style-name="ce1" table:number-columns-spanned="4" table:number-rows-spanned="1"/>
          <table:covered-table-cell table:number-columns-repeated="3" table:style-name="ce3"/>
        </table:table-row>
        <table:table-row table:style-name="ro1">
          <table:table-cell office:value-type="string" calcext:value-type="string">
            <text:p>pcb_LC0_2</text:p>
          </table:table-cell>
          <table:table-cell office:value-type="float" office:value="366.33" calcext:value-type="float">
            <text:p>366.33</text:p>
          </table:table-cell>
          <table:table-cell table:formula="of:=[.B3]-273" office:value-type="float" office:value="93.33" calcext:value-type="float">
            <text:p>93.33</text:p>
          </table:table-cell>
          <table:table-cell table:number-columns-repeated="2"/>
          <table:table-cell table:style-name="ce1" table:number-columns-spanned="4" table:number-rows-spanned="1"/>
          <table:covered-table-cell table:number-columns-repeated="3" table:style-name="ce3"/>
        </table:table-row>
        <table:table-row table:style-name="ro1">
          <table:table-cell office:value-type="string" calcext:value-type="string">
            <text:p>pcb_LC0_3</text:p>
          </table:table-cell>
          <table:table-cell office:value-type="float" office:value="365.82" calcext:value-type="float">
            <text:p>365.82</text:p>
          </table:table-cell>
          <table:table-cell table:formula="of:=[.B4]-273" office:value-type="float" office:value="92.82" calcext:value-type="float">
            <text:p>92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b_LC1_0</text:p>
          </table:table-cell>
          <table:table-cell office:value-type="float" office:value="366.33" calcext:value-type="float">
            <text:p>366.33</text:p>
          </table:table-cell>
          <table:table-cell table:formula="of:=[.B5]-273" office:value-type="float" office:value="93.33" calcext:value-type="float">
            <text:p>93.33</text:p>
          </table:table-cell>
          <table:table-cell table:number-columns-repeated="2"/>
          <table:table-cell table:formula="of:=[TempMap3D_PCB.C61]" office:value-type="float" office:value="101.67" calcext:value-type="float">
            <text:p>101.67</text:p>
          </table:table-cell>
          <table:table-cell table:formula="of:=[TempMap3D_PCB.C62]" office:value-type="float" office:value="102.18" calcext:value-type="float">
            <text:p>102.18</text:p>
          </table:table-cell>
          <table:table-cell table:formula="of:=[TempMap3D_PCB.C63]" office:value-type="float" office:value="102.18" calcext:value-type="float">
            <text:p>102.18</text:p>
          </table:table-cell>
          <table:table-cell table:formula="of:=[TempMap3D_PCB.C64]" office:value-type="float" office:value="101.67" calcext:value-type="float">
            <text:p>101.67</text:p>
          </table:table-cell>
        </table:table-row>
        <table:table-row table:style-name="ro1">
          <table:table-cell office:value-type="string" calcext:value-type="string">
            <text:p>pcb_LC1_1</text:p>
          </table:table-cell>
          <table:table-cell office:value-type="float" office:value="366.99" calcext:value-type="float">
            <text:p>366.99</text:p>
          </table:table-cell>
          <table:table-cell table:formula="of:=[.B6]-273" office:value-type="float" office:value="93.99" calcext:value-type="float">
            <text:p>93.99</text:p>
          </table:table-cell>
          <table:table-cell table:number-columns-repeated="2"/>
          <table:table-cell table:formula="of:=[TempMap3D_PCB.C57]" office:value-type="float" office:value="102.18" calcext:value-type="float">
            <text:p>102.18</text:p>
          </table:table-cell>
          <table:table-cell table:formula="of:=[TempMap3D_PCB.C58]" office:value-type="float" office:value="102.75" calcext:value-type="float">
            <text:p>102.75</text:p>
          </table:table-cell>
          <table:table-cell table:formula="of:=[TempMap3D_PCB.C59]" office:value-type="float" office:value="102.75" calcext:value-type="float">
            <text:p>102.75</text:p>
          </table:table-cell>
          <table:table-cell table:formula="of:=[TempMap3D_PCB.C60]" office:value-type="float" office:value="102.18" calcext:value-type="float">
            <text:p>102.18</text:p>
          </table:table-cell>
        </table:table-row>
        <table:table-row table:style-name="ro1">
          <table:table-cell office:value-type="string" calcext:value-type="string">
            <text:p>pcb_LC1_2</text:p>
          </table:table-cell>
          <table:table-cell office:value-type="float" office:value="366.99" calcext:value-type="float">
            <text:p>366.99</text:p>
          </table:table-cell>
          <table:table-cell table:formula="of:=[.B7]-273" office:value-type="float" office:value="93.99" calcext:value-type="float">
            <text:p>93.99</text:p>
          </table:table-cell>
          <table:table-cell table:number-columns-repeated="2"/>
          <table:table-cell table:formula="of:=[TempMap3D_PCB.C53]" office:value-type="float" office:value="102.18" calcext:value-type="float">
            <text:p>102.18</text:p>
          </table:table-cell>
          <table:table-cell table:formula="of:=[TempMap3D_PCB.C54]" office:value-type="float" office:value="102.75" calcext:value-type="float">
            <text:p>102.75</text:p>
          </table:table-cell>
          <table:table-cell table:formula="of:=[TempMap3D_PCB.C55]" office:value-type="float" office:value="102.75" calcext:value-type="float">
            <text:p>102.75</text:p>
          </table:table-cell>
          <table:table-cell table:formula="of:=[TempMap3D_PCB.C56]" office:value-type="float" office:value="102.18" calcext:value-type="float">
            <text:p>102.18</text:p>
          </table:table-cell>
        </table:table-row>
        <table:table-row table:style-name="ro1">
          <table:table-cell office:value-type="string" calcext:value-type="string">
            <text:p>pcb_LC1_3</text:p>
          </table:table-cell>
          <table:table-cell office:value-type="float" office:value="366.33" calcext:value-type="float">
            <text:p>366.33</text:p>
          </table:table-cell>
          <table:table-cell table:formula="of:=[.B8]-273" office:value-type="float" office:value="93.33" calcext:value-type="float">
            <text:p>93.33</text:p>
          </table:table-cell>
          <table:table-cell table:number-columns-repeated="2"/>
          <table:table-cell table:formula="of:=[TempMap3D_PCB.C49]" office:value-type="float" office:value="101.67" calcext:value-type="float">
            <text:p>101.67</text:p>
          </table:table-cell>
          <table:table-cell table:formula="of:=[TempMap3D_PCB.C50]" office:value-type="float" office:value="102.18" calcext:value-type="float">
            <text:p>102.18</text:p>
          </table:table-cell>
          <table:table-cell table:formula="of:=[TempMap3D_PCB.C51]" office:value-type="float" office:value="102.18" calcext:value-type="float">
            <text:p>102.18</text:p>
          </table:table-cell>
          <table:table-cell table:formula="of:=[TempMap3D_PCB.C52]" office:value-type="float" office:value="101.67" calcext:value-type="float">
            <text:p>101.67</text:p>
          </table:table-cell>
        </table:table-row>
        <table:table-row table:style-name="ro1">
          <table:table-cell office:value-type="string" calcext:value-type="string">
            <text:p>pcb_LC2_0</text:p>
          </table:table-cell>
          <table:table-cell office:value-type="float" office:value="366.33" calcext:value-type="float">
            <text:p>366.33</text:p>
          </table:table-cell>
          <table:table-cell table:formula="of:=[.B9]-273" office:value-type="float" office:value="93.33" calcext:value-type="float">
            <text:p>93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b_LC2_1</text:p>
          </table:table-cell>
          <table:table-cell office:value-type="float" office:value="366.99" calcext:value-type="float">
            <text:p>366.99</text:p>
          </table:table-cell>
          <table:table-cell table:formula="of:=[.B10]-273" office:value-type="float" office:value="93.99" calcext:value-type="float">
            <text:p>93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b_LC2_2</text:p>
          </table:table-cell>
          <table:table-cell office:value-type="float" office:value="366.99" calcext:value-type="float">
            <text:p>366.99</text:p>
          </table:table-cell>
          <table:table-cell table:formula="of:=[.B11]-273" office:value-type="float" office:value="93.99" calcext:value-type="float">
            <text:p>93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b_LC2_3</text:p>
          </table:table-cell>
          <table:table-cell office:value-type="float" office:value="366.33" calcext:value-type="float">
            <text:p>366.33</text:p>
          </table:table-cell>
          <table:table-cell table:formula="of:=[.B12]-273" office:value-type="float" office:value="93.33" calcext:value-type="float">
            <text:p>93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b_LC3_0</text:p>
          </table:table-cell>
          <table:table-cell office:value-type="float" office:value="365.82" calcext:value-type="float">
            <text:p>365.82</text:p>
          </table:table-cell>
          <table:table-cell table:formula="of:=[.B13]-273" office:value-type="float" office:value="92.82" calcext:value-type="float">
            <text:p>92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b_LC3_1</text:p>
          </table:table-cell>
          <table:table-cell office:value-type="float" office:value="366.33" calcext:value-type="float">
            <text:p>366.33</text:p>
          </table:table-cell>
          <table:table-cell table:formula="of:=[.B14]-273" office:value-type="float" office:value="93.33" calcext:value-type="float">
            <text:p>93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b_LC3_2</text:p>
          </table:table-cell>
          <table:table-cell office:value-type="float" office:value="366.33" calcext:value-type="float">
            <text:p>366.33</text:p>
          </table:table-cell>
          <table:table-cell table:formula="of:=[.B15]-273" office:value-type="float" office:value="93.33" calcext:value-type="float">
            <text:p>93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b_LC3_3</text:p>
          </table:table-cell>
          <table:table-cell office:value-type="float" office:value="365.82" calcext:value-type="float">
            <text:p>365.82</text:p>
          </table:table-cell>
          <table:table-cell table:formula="of:=[.B16]-273" office:value-type="float" office:value="92.82" calcext:value-type="float">
            <text:p>92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0_0</text:p>
          </table:table-cell>
          <table:table-cell office:value-type="float" office:value="367.41" calcext:value-type="float">
            <text:p>367.41</text:p>
          </table:table-cell>
          <table:table-cell table:formula="of:=[.B17]-273" office:value-type="float" office:value="94.41" calcext:value-type="float">
            <text:p>94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0_1</text:p>
          </table:table-cell>
          <table:table-cell office:value-type="float" office:value="368.05" calcext:value-type="float">
            <text:p>368.05</text:p>
          </table:table-cell>
          <table:table-cell table:formula="of:=[.B18]-273" office:value-type="float" office:value="95.05" calcext:value-type="float">
            <text:p>95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0_2</text:p>
          </table:table-cell>
          <table:table-cell office:value-type="float" office:value="368.05" calcext:value-type="float">
            <text:p>368.05</text:p>
          </table:table-cell>
          <table:table-cell table:formula="of:=[.B19]-273" office:value-type="float" office:value="95.05" calcext:value-type="float">
            <text:p>95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0_3</text:p>
          </table:table-cell>
          <table:table-cell office:value-type="float" office:value="367.41" calcext:value-type="float">
            <text:p>367.41</text:p>
          </table:table-cell>
          <table:table-cell table:formula="of:=[.B20]-273" office:value-type="float" office:value="94.41" calcext:value-type="float">
            <text:p>94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1_0</text:p>
          </table:table-cell>
          <table:table-cell office:value-type="float" office:value="368.05" calcext:value-type="float">
            <text:p>368.05</text:p>
          </table:table-cell>
          <table:table-cell table:formula="of:=[.B21]-273" office:value-type="float" office:value="95.05" calcext:value-type="float">
            <text:p>95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1_1</text:p>
          </table:table-cell>
          <table:table-cell office:value-type="float" office:value="368.87" calcext:value-type="float">
            <text:p>368.87</text:p>
          </table:table-cell>
          <table:table-cell table:formula="of:=[.B22]-273" office:value-type="float" office:value="95.87" calcext:value-type="float">
            <text:p>95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1_2</text:p>
          </table:table-cell>
          <table:table-cell office:value-type="float" office:value="368.87" calcext:value-type="float">
            <text:p>368.87</text:p>
          </table:table-cell>
          <table:table-cell table:formula="of:=[.B23]-273" office:value-type="float" office:value="95.87" calcext:value-type="float">
            <text:p>95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1_3</text:p>
          </table:table-cell>
          <table:table-cell office:value-type="float" office:value="368.05" calcext:value-type="float">
            <text:p>368.05</text:p>
          </table:table-cell>
          <table:table-cell table:formula="of:=[.B24]-273" office:value-type="float" office:value="95.05" calcext:value-type="float">
            <text:p>95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2_0</text:p>
          </table:table-cell>
          <table:table-cell office:value-type="float" office:value="368.05" calcext:value-type="float">
            <text:p>368.05</text:p>
          </table:table-cell>
          <table:table-cell table:formula="of:=[.B25]-273" office:value-type="float" office:value="95.05" calcext:value-type="float">
            <text:p>95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2_1</text:p>
          </table:table-cell>
          <table:table-cell office:value-type="float" office:value="368.87" calcext:value-type="float">
            <text:p>368.87</text:p>
          </table:table-cell>
          <table:table-cell table:formula="of:=[.B26]-273" office:value-type="float" office:value="95.87" calcext:value-type="float">
            <text:p>95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2_2</text:p>
          </table:table-cell>
          <table:table-cell office:value-type="float" office:value="368.87" calcext:value-type="float">
            <text:p>368.87</text:p>
          </table:table-cell>
          <table:table-cell table:formula="of:=[.B27]-273" office:value-type="float" office:value="95.87" calcext:value-type="float">
            <text:p>95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2_3</text:p>
          </table:table-cell>
          <table:table-cell office:value-type="float" office:value="368.05" calcext:value-type="float">
            <text:p>368.05</text:p>
          </table:table-cell>
          <table:table-cell table:formula="of:=[.B28]-273" office:value-type="float" office:value="95.05" calcext:value-type="float">
            <text:p>95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3_0</text:p>
          </table:table-cell>
          <table:table-cell office:value-type="float" office:value="367.41" calcext:value-type="float">
            <text:p>367.41</text:p>
          </table:table-cell>
          <table:table-cell table:formula="of:=[.B29]-273" office:value-type="float" office:value="94.41" calcext:value-type="float">
            <text:p>94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3_1</text:p>
          </table:table-cell>
          <table:table-cell office:value-type="float" office:value="368.05" calcext:value-type="float">
            <text:p>368.05</text:p>
          </table:table-cell>
          <table:table-cell table:formula="of:=[.B30]-273" office:value-type="float" office:value="95.05" calcext:value-type="float">
            <text:p>95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3_2</text:p>
          </table:table-cell>
          <table:table-cell office:value-type="float" office:value="368.05" calcext:value-type="float">
            <text:p>368.05</text:p>
          </table:table-cell>
          <table:table-cell table:formula="of:=[.B31]-273" office:value-type="float" office:value="95.05" calcext:value-type="float">
            <text:p>95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er_LC3_3</text:p>
          </table:table-cell>
          <table:table-cell office:value-type="float" office:value="367.41" calcext:value-type="float">
            <text:p>367.41</text:p>
          </table:table-cell>
          <table:table-cell table:formula="of:=[.B32]-273" office:value-type="float" office:value="94.41" calcext:value-type="float">
            <text:p>94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0_0</text:p>
          </table:table-cell>
          <table:table-cell office:value-type="float" office:value="368.07" calcext:value-type="float">
            <text:p>368.07</text:p>
          </table:table-cell>
          <table:table-cell table:formula="of:=[.B33]-273" office:value-type="float" office:value="95.07" calcext:value-type="float">
            <text:p>95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0_1</text:p>
          </table:table-cell>
          <table:table-cell office:value-type="float" office:value="368.71" calcext:value-type="float">
            <text:p>368.71</text:p>
          </table:table-cell>
          <table:table-cell table:formula="of:=[.B34]-273" office:value-type="float" office:value="95.71" calcext:value-type="float">
            <text:p>95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0_2</text:p>
          </table:table-cell>
          <table:table-cell office:value-type="float" office:value="368.71" calcext:value-type="float">
            <text:p>368.71</text:p>
          </table:table-cell>
          <table:table-cell table:formula="of:=[.B35]-273" office:value-type="float" office:value="95.71" calcext:value-type="float">
            <text:p>95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0_3</text:p>
          </table:table-cell>
          <table:table-cell office:value-type="float" office:value="368.07" calcext:value-type="float">
            <text:p>368.07</text:p>
          </table:table-cell>
          <table:table-cell table:formula="of:=[.B36]-273" office:value-type="float" office:value="95.07" calcext:value-type="float">
            <text:p>95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1_0</text:p>
          </table:table-cell>
          <table:table-cell office:value-type="float" office:value="368.71" calcext:value-type="float">
            <text:p>368.71</text:p>
          </table:table-cell>
          <table:table-cell table:formula="of:=[.B37]-273" office:value-type="float" office:value="95.71" calcext:value-type="float">
            <text:p>95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1_1</text:p>
          </table:table-cell>
          <table:table-cell office:value-type="float" office:value="369.51" calcext:value-type="float">
            <text:p>369.51</text:p>
          </table:table-cell>
          <table:table-cell table:formula="of:=[.B38]-273" office:value-type="float" office:value="96.51" calcext:value-type="float">
            <text:p>96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1_2</text:p>
          </table:table-cell>
          <table:table-cell office:value-type="float" office:value="369.51" calcext:value-type="float">
            <text:p>369.51</text:p>
          </table:table-cell>
          <table:table-cell table:formula="of:=[.B39]-273" office:value-type="float" office:value="96.51" calcext:value-type="float">
            <text:p>96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1_3</text:p>
          </table:table-cell>
          <table:table-cell office:value-type="float" office:value="368.71" calcext:value-type="float">
            <text:p>368.71</text:p>
          </table:table-cell>
          <table:table-cell table:formula="of:=[.B40]-273" office:value-type="float" office:value="95.71" calcext:value-type="float">
            <text:p>95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2_0</text:p>
          </table:table-cell>
          <table:table-cell office:value-type="float" office:value="368.71" calcext:value-type="float">
            <text:p>368.71</text:p>
          </table:table-cell>
          <table:table-cell table:formula="of:=[.B41]-273" office:value-type="float" office:value="95.71" calcext:value-type="float">
            <text:p>95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2_1</text:p>
          </table:table-cell>
          <table:table-cell office:value-type="float" office:value="369.51" calcext:value-type="float">
            <text:p>369.51</text:p>
          </table:table-cell>
          <table:table-cell table:formula="of:=[.B42]-273" office:value-type="float" office:value="96.51" calcext:value-type="float">
            <text:p>96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2_2</text:p>
          </table:table-cell>
          <table:table-cell office:value-type="float" office:value="369.51" calcext:value-type="float">
            <text:p>369.51</text:p>
          </table:table-cell>
          <table:table-cell table:formula="of:=[.B43]-273" office:value-type="float" office:value="96.51" calcext:value-type="float">
            <text:p>96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2_3</text:p>
          </table:table-cell>
          <table:table-cell office:value-type="float" office:value="368.71" calcext:value-type="float">
            <text:p>368.71</text:p>
          </table:table-cell>
          <table:table-cell table:formula="of:=[.B44]-273" office:value-type="float" office:value="95.71" calcext:value-type="float">
            <text:p>95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3_0</text:p>
          </table:table-cell>
          <table:table-cell office:value-type="float" office:value="368.07" calcext:value-type="float">
            <text:p>368.07</text:p>
          </table:table-cell>
          <table:table-cell table:formula="of:=[.B45]-273" office:value-type="float" office:value="95.07" calcext:value-type="float">
            <text:p>95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3_1</text:p>
          </table:table-cell>
          <table:table-cell office:value-type="float" office:value="368.71" calcext:value-type="float">
            <text:p>368.71</text:p>
          </table:table-cell>
          <table:table-cell table:formula="of:=[.B46]-273" office:value-type="float" office:value="95.71" calcext:value-type="float">
            <text:p>95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3_2</text:p>
          </table:table-cell>
          <table:table-cell office:value-type="float" office:value="368.71" calcext:value-type="float">
            <text:p>368.71</text:p>
          </table:table-cell>
          <table:table-cell table:formula="of:=[.B47]-273" office:value-type="float" office:value="95.71" calcext:value-type="float">
            <text:p>95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LC3_3</text:p>
          </table:table-cell>
          <table:table-cell office:value-type="float" office:value="368.07" calcext:value-type="float">
            <text:p>368.07</text:p>
          </table:table-cell>
          <table:table-cell table:formula="of:=[.B48]-273" office:value-type="float" office:value="95.07" calcext:value-type="float">
            <text:p>95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0_0</text:p>
          </table:table-cell>
          <table:table-cell office:value-type="float" office:value="374.67" calcext:value-type="float">
            <text:p>374.67</text:p>
          </table:table-cell>
          <table:table-cell table:formula="of:=[.B49]-273" office:value-type="float" office:value="101.67" calcext:value-type="float">
            <text:p>101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0_1</text:p>
          </table:table-cell>
          <table:table-cell office:value-type="float" office:value="375.18" calcext:value-type="float">
            <text:p>375.18</text:p>
          </table:table-cell>
          <table:table-cell table:formula="of:=[.B50]-273" office:value-type="float" office:value="102.18" calcext:value-type="float">
            <text:p>102.18</text:p>
          </table:table-cell>
          <table:table-cell table:number-columns-repeated="2"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layer_3_LC0_2</text:p>
          </table:table-cell>
          <table:table-cell office:value-type="float" office:value="375.18" calcext:value-type="float">
            <text:p>375.18</text:p>
          </table:table-cell>
          <table:table-cell table:formula="of:=[.B51]-273" office:value-type="float" office:value="102.18" calcext:value-type="float">
            <text:p>102.18</text:p>
          </table:table-cell>
          <table:table-cell table:number-columns-repeated="2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layer_3_LC0_3</text:p>
          </table:table-cell>
          <table:table-cell office:value-type="float" office:value="374.67" calcext:value-type="float">
            <text:p>374.67</text:p>
          </table:table-cell>
          <table:table-cell table:formula="of:=[.B52]-273" office:value-type="float" office:value="101.67" calcext:value-type="float">
            <text:p>101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1_0</text:p>
          </table:table-cell>
          <table:table-cell office:value-type="float" office:value="375.18" calcext:value-type="float">
            <text:p>375.18</text:p>
          </table:table-cell>
          <table:table-cell table:formula="of:=[.B53]-273" office:value-type="float" office:value="102.18" calcext:value-type="float">
            <text:p>102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1_1</text:p>
          </table:table-cell>
          <table:table-cell office:value-type="float" office:value="375.75" calcext:value-type="float">
            <text:p>375.75</text:p>
          </table:table-cell>
          <table:table-cell table:formula="of:=[.B54]-273" office:value-type="float" office:value="102.75" calcext:value-type="float">
            <text:p>102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1_2</text:p>
          </table:table-cell>
          <table:table-cell office:value-type="float" office:value="375.75" calcext:value-type="float">
            <text:p>375.75</text:p>
          </table:table-cell>
          <table:table-cell table:formula="of:=[.B55]-273" office:value-type="float" office:value="102.75" calcext:value-type="float">
            <text:p>102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1_3</text:p>
          </table:table-cell>
          <table:table-cell office:value-type="float" office:value="375.18" calcext:value-type="float">
            <text:p>375.18</text:p>
          </table:table-cell>
          <table:table-cell table:formula="of:=[.B56]-273" office:value-type="float" office:value="102.18" calcext:value-type="float">
            <text:p>102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2_0</text:p>
          </table:table-cell>
          <table:table-cell office:value-type="float" office:value="375.18" calcext:value-type="float">
            <text:p>375.18</text:p>
          </table:table-cell>
          <table:table-cell table:formula="of:=[.B57]-273" office:value-type="float" office:value="102.18" calcext:value-type="float">
            <text:p>102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2_1</text:p>
          </table:table-cell>
          <table:table-cell office:value-type="float" office:value="375.75" calcext:value-type="float">
            <text:p>375.75</text:p>
          </table:table-cell>
          <table:table-cell table:formula="of:=[.B58]-273" office:value-type="float" office:value="102.75" calcext:value-type="float">
            <text:p>102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2_2</text:p>
          </table:table-cell>
          <table:table-cell office:value-type="float" office:value="375.75" calcext:value-type="float">
            <text:p>375.75</text:p>
          </table:table-cell>
          <table:table-cell table:formula="of:=[.B59]-273" office:value-type="float" office:value="102.75" calcext:value-type="float">
            <text:p>102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2_3</text:p>
          </table:table-cell>
          <table:table-cell office:value-type="float" office:value="375.18" calcext:value-type="float">
            <text:p>375.18</text:p>
          </table:table-cell>
          <table:table-cell table:formula="of:=[.B60]-273" office:value-type="float" office:value="102.18" calcext:value-type="float">
            <text:p>102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3_0</text:p>
          </table:table-cell>
          <table:table-cell office:value-type="float" office:value="374.67" calcext:value-type="float">
            <text:p>374.67</text:p>
          </table:table-cell>
          <table:table-cell table:formula="of:=[.B61]-273" office:value-type="float" office:value="101.67" calcext:value-type="float">
            <text:p>101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3_1</text:p>
          </table:table-cell>
          <table:table-cell office:value-type="float" office:value="375.18" calcext:value-type="float">
            <text:p>375.18</text:p>
          </table:table-cell>
          <table:table-cell table:formula="of:=[.B62]-273" office:value-type="float" office:value="102.18" calcext:value-type="float">
            <text:p>102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3_2</text:p>
          </table:table-cell>
          <table:table-cell office:value-type="float" office:value="375.18" calcext:value-type="float">
            <text:p>375.18</text:p>
          </table:table-cell>
          <table:table-cell table:formula="of:=[.B63]-273" office:value-type="float" office:value="102.18" calcext:value-type="float">
            <text:p>102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3_LC3_3</text:p>
          </table:table-cell>
          <table:table-cell office:value-type="float" office:value="374.67" calcext:value-type="float">
            <text:p>374.67</text:p>
          </table:table-cell>
          <table:table-cell table:formula="of:=[.B64]-273" office:value-type="float" office:value="101.67" calcext:value-type="float">
            <text:p>101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0_0</text:p>
          </table:table-cell>
          <table:table-cell office:value-type="float" office:value="374.55" calcext:value-type="float">
            <text:p>374.55</text:p>
          </table:table-cell>
          <table:table-cell table:formula="of:=[.B65]-273" office:value-type="float" office:value="101.55" calcext:value-type="float">
            <text:p>101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0_1</text:p>
          </table:table-cell>
          <table:table-cell office:value-type="float" office:value="375.06" calcext:value-type="float">
            <text:p>375.06</text:p>
          </table:table-cell>
          <table:table-cell table:formula="of:=[.B66]-273" office:value-type="float" office:value="102.06" calcext:value-type="float">
            <text:p>102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0_2</text:p>
          </table:table-cell>
          <table:table-cell office:value-type="float" office:value="375.06" calcext:value-type="float">
            <text:p>375.06</text:p>
          </table:table-cell>
          <table:table-cell table:formula="of:=[.B67]-273" office:value-type="float" office:value="102.06" calcext:value-type="float">
            <text:p>102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0_3</text:p>
          </table:table-cell>
          <table:table-cell office:value-type="float" office:value="374.55" calcext:value-type="float">
            <text:p>374.55</text:p>
          </table:table-cell>
          <table:table-cell table:formula="of:=[.B68]-273" office:value-type="float" office:value="101.55" calcext:value-type="float">
            <text:p>101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1_0</text:p>
          </table:table-cell>
          <table:table-cell office:value-type="float" office:value="375.06" calcext:value-type="float">
            <text:p>375.06</text:p>
          </table:table-cell>
          <table:table-cell table:formula="of:=[.B69]-273" office:value-type="float" office:value="102.06" calcext:value-type="float">
            <text:p>102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1_1</text:p>
          </table:table-cell>
          <table:table-cell office:value-type="float" office:value="375.63" calcext:value-type="float">
            <text:p>375.63</text:p>
          </table:table-cell>
          <table:table-cell table:formula="of:=[.B70]-273" office:value-type="float" office:value="102.63" calcext:value-type="float">
            <text:p>102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1_2</text:p>
          </table:table-cell>
          <table:table-cell office:value-type="float" office:value="375.63" calcext:value-type="float">
            <text:p>375.63</text:p>
          </table:table-cell>
          <table:table-cell table:formula="of:=[.B71]-273" office:value-type="float" office:value="102.63" calcext:value-type="float">
            <text:p>102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1_3</text:p>
          </table:table-cell>
          <table:table-cell office:value-type="float" office:value="375.06" calcext:value-type="float">
            <text:p>375.06</text:p>
          </table:table-cell>
          <table:table-cell table:formula="of:=[.B72]-273" office:value-type="float" office:value="102.06" calcext:value-type="float">
            <text:p>102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2_0</text:p>
          </table:table-cell>
          <table:table-cell office:value-type="float" office:value="375.06" calcext:value-type="float">
            <text:p>375.06</text:p>
          </table:table-cell>
          <table:table-cell table:formula="of:=[.B73]-273" office:value-type="float" office:value="102.06" calcext:value-type="float">
            <text:p>102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2_1</text:p>
          </table:table-cell>
          <table:table-cell office:value-type="float" office:value="375.63" calcext:value-type="float">
            <text:p>375.63</text:p>
          </table:table-cell>
          <table:table-cell table:formula="of:=[.B74]-273" office:value-type="float" office:value="102.63" calcext:value-type="float">
            <text:p>102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2_2</text:p>
          </table:table-cell>
          <table:table-cell office:value-type="float" office:value="375.63" calcext:value-type="float">
            <text:p>375.63</text:p>
          </table:table-cell>
          <table:table-cell table:formula="of:=[.B75]-273" office:value-type="float" office:value="102.63" calcext:value-type="float">
            <text:p>102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2_3</text:p>
          </table:table-cell>
          <table:table-cell office:value-type="float" office:value="375.06" calcext:value-type="float">
            <text:p>375.06</text:p>
          </table:table-cell>
          <table:table-cell table:formula="of:=[.B76]-273" office:value-type="float" office:value="102.06" calcext:value-type="float">
            <text:p>102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3_0</text:p>
          </table:table-cell>
          <table:table-cell office:value-type="float" office:value="374.55" calcext:value-type="float">
            <text:p>374.55</text:p>
          </table:table-cell>
          <table:table-cell table:formula="of:=[.B77]-273" office:value-type="float" office:value="101.55" calcext:value-type="float">
            <text:p>101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3_1</text:p>
          </table:table-cell>
          <table:table-cell office:value-type="float" office:value="375.06" calcext:value-type="float">
            <text:p>375.06</text:p>
          </table:table-cell>
          <table:table-cell table:formula="of:=[.B78]-273" office:value-type="float" office:value="102.06" calcext:value-type="float">
            <text:p>102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3_2</text:p>
          </table:table-cell>
          <table:table-cell office:value-type="float" office:value="375.06" calcext:value-type="float">
            <text:p>375.06</text:p>
          </table:table-cell>
          <table:table-cell table:formula="of:=[.B79]-273" office:value-type="float" office:value="102.06" calcext:value-type="float">
            <text:p>102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4_TB3_3</text:p>
          </table:table-cell>
          <table:table-cell office:value-type="float" office:value="374.55" calcext:value-type="float">
            <text:p>374.55</text:p>
          </table:table-cell>
          <table:table-cell table:formula="of:=[.B80]-273" office:value-type="float" office:value="101.55" calcext:value-type="float">
            <text:p>101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0_0</text:p>
          </table:table-cell>
          <table:table-cell office:value-type="float" office:value="373.36" calcext:value-type="float">
            <text:p>373.36</text:p>
          </table:table-cell>
          <table:table-cell table:formula="of:=[.B81]-273" office:value-type="float" office:value="100.36" calcext:value-type="float">
            <text:p>100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0_1</text:p>
          </table:table-cell>
          <table:table-cell office:value-type="float" office:value="373.86" calcext:value-type="float">
            <text:p>373.86</text:p>
          </table:table-cell>
          <table:table-cell table:formula="of:=[.B82]-273" office:value-type="float" office:value="100.86" calcext:value-type="float">
            <text:p>100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0_2</text:p>
          </table:table-cell>
          <table:table-cell office:value-type="float" office:value="373.86" calcext:value-type="float">
            <text:p>373.86</text:p>
          </table:table-cell>
          <table:table-cell table:formula="of:=[.B83]-273" office:value-type="float" office:value="100.86" calcext:value-type="float">
            <text:p>100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0_3</text:p>
          </table:table-cell>
          <table:table-cell office:value-type="float" office:value="373.36" calcext:value-type="float">
            <text:p>373.36</text:p>
          </table:table-cell>
          <table:table-cell table:formula="of:=[.B84]-273" office:value-type="float" office:value="100.36" calcext:value-type="float">
            <text:p>100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1_0</text:p>
          </table:table-cell>
          <table:table-cell office:value-type="float" office:value="373.86" calcext:value-type="float">
            <text:p>373.86</text:p>
          </table:table-cell>
          <table:table-cell table:formula="of:=[.B85]-273" office:value-type="float" office:value="100.86" calcext:value-type="float">
            <text:p>100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1_1</text:p>
          </table:table-cell>
          <table:table-cell office:value-type="float" office:value="374.42" calcext:value-type="float">
            <text:p>374.42</text:p>
          </table:table-cell>
          <table:table-cell table:formula="of:=[.B86]-273" office:value-type="float" office:value="101.42" calcext:value-type="float">
            <text:p>101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1_2</text:p>
          </table:table-cell>
          <table:table-cell office:value-type="float" office:value="374.42" calcext:value-type="float">
            <text:p>374.42</text:p>
          </table:table-cell>
          <table:table-cell table:formula="of:=[.B87]-273" office:value-type="float" office:value="101.42" calcext:value-type="float">
            <text:p>101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1_3</text:p>
          </table:table-cell>
          <table:table-cell office:value-type="float" office:value="373.86" calcext:value-type="float">
            <text:p>373.86</text:p>
          </table:table-cell>
          <table:table-cell table:formula="of:=[.B88]-273" office:value-type="float" office:value="100.86" calcext:value-type="float">
            <text:p>100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2_0</text:p>
          </table:table-cell>
          <table:table-cell office:value-type="float" office:value="373.86" calcext:value-type="float">
            <text:p>373.86</text:p>
          </table:table-cell>
          <table:table-cell table:formula="of:=[.B89]-273" office:value-type="float" office:value="100.86" calcext:value-type="float">
            <text:p>100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2_1</text:p>
          </table:table-cell>
          <table:table-cell office:value-type="float" office:value="374.42" calcext:value-type="float">
            <text:p>374.42</text:p>
          </table:table-cell>
          <table:table-cell table:formula="of:=[.B90]-273" office:value-type="float" office:value="101.42" calcext:value-type="float">
            <text:p>101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2_2</text:p>
          </table:table-cell>
          <table:table-cell office:value-type="float" office:value="374.42" calcext:value-type="float">
            <text:p>374.42</text:p>
          </table:table-cell>
          <table:table-cell table:formula="of:=[.B91]-273" office:value-type="float" office:value="101.42" calcext:value-type="float">
            <text:p>101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2_3</text:p>
          </table:table-cell>
          <table:table-cell office:value-type="float" office:value="373.86" calcext:value-type="float">
            <text:p>373.86</text:p>
          </table:table-cell>
          <table:table-cell table:formula="of:=[.B92]-273" office:value-type="float" office:value="100.86" calcext:value-type="float">
            <text:p>100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3_0</text:p>
          </table:table-cell>
          <table:table-cell office:value-type="float" office:value="373.36" calcext:value-type="float">
            <text:p>373.36</text:p>
          </table:table-cell>
          <table:table-cell table:formula="of:=[.B93]-273" office:value-type="float" office:value="100.36" calcext:value-type="float">
            <text:p>100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3_1</text:p>
          </table:table-cell>
          <table:table-cell office:value-type="float" office:value="373.86" calcext:value-type="float">
            <text:p>373.86</text:p>
          </table:table-cell>
          <table:table-cell table:formula="of:=[.B94]-273" office:value-type="float" office:value="100.86" calcext:value-type="float">
            <text:p>100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3_2</text:p>
          </table:table-cell>
          <table:table-cell office:value-type="float" office:value="373.86" calcext:value-type="float">
            <text:p>373.86</text:p>
          </table:table-cell>
          <table:table-cell table:formula="of:=[.B95]-273" office:value-type="float" office:value="100.86" calcext:value-type="float">
            <text:p>100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5_B3_3</text:p>
          </table:table-cell>
          <table:table-cell office:value-type="float" office:value="373.36" calcext:value-type="float">
            <text:p>373.36</text:p>
          </table:table-cell>
          <table:table-cell table:formula="of:=[.B96]-273" office:value-type="float" office:value="100.36" calcext:value-type="float">
            <text:p>100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0_0</text:p>
          </table:table-cell>
          <table:table-cell office:value-type="float" office:value="373.15" calcext:value-type="float">
            <text:p>373.15</text:p>
          </table:table-cell>
          <table:table-cell table:formula="of:=[.B97]-273" office:value-type="float" office:value="100.15" calcext:value-type="float">
            <text:p>100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0_1</text:p>
          </table:table-cell>
          <table:table-cell office:value-type="float" office:value="373.66" calcext:value-type="float">
            <text:p>373.66</text:p>
          </table:table-cell>
          <table:table-cell table:formula="of:=[.B98]-273" office:value-type="float" office:value="100.66" calcext:value-type="float">
            <text:p>100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0_2</text:p>
          </table:table-cell>
          <table:table-cell office:value-type="float" office:value="373.66" calcext:value-type="float">
            <text:p>373.66</text:p>
          </table:table-cell>
          <table:table-cell table:formula="of:=[.B99]-273" office:value-type="float" office:value="100.66" calcext:value-type="float">
            <text:p>100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0_3</text:p>
          </table:table-cell>
          <table:table-cell office:value-type="float" office:value="373.15" calcext:value-type="float">
            <text:p>373.15</text:p>
          </table:table-cell>
          <table:table-cell table:formula="of:=[.B100]-273" office:value-type="float" office:value="100.15" calcext:value-type="float">
            <text:p>100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1_0</text:p>
          </table:table-cell>
          <table:table-cell office:value-type="float" office:value="373.66" calcext:value-type="float">
            <text:p>373.66</text:p>
          </table:table-cell>
          <table:table-cell table:formula="of:=[.B101]-273" office:value-type="float" office:value="100.66" calcext:value-type="float">
            <text:p>100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1_1</text:p>
          </table:table-cell>
          <table:table-cell office:value-type="float" office:value="374.22" calcext:value-type="float">
            <text:p>374.22</text:p>
          </table:table-cell>
          <table:table-cell table:formula="of:=[.B102]-273" office:value-type="float" office:value="101.22" calcext:value-type="float">
            <text:p>101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1_2</text:p>
          </table:table-cell>
          <table:table-cell office:value-type="float" office:value="374.22" calcext:value-type="float">
            <text:p>374.22</text:p>
          </table:table-cell>
          <table:table-cell table:formula="of:=[.B103]-273" office:value-type="float" office:value="101.22" calcext:value-type="float">
            <text:p>101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1_3</text:p>
          </table:table-cell>
          <table:table-cell office:value-type="float" office:value="373.66" calcext:value-type="float">
            <text:p>373.66</text:p>
          </table:table-cell>
          <table:table-cell table:formula="of:=[.B104]-273" office:value-type="float" office:value="100.66" calcext:value-type="float">
            <text:p>100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2_0</text:p>
          </table:table-cell>
          <table:table-cell office:value-type="float" office:value="373.66" calcext:value-type="float">
            <text:p>373.66</text:p>
          </table:table-cell>
          <table:table-cell table:formula="of:=[.B105]-273" office:value-type="float" office:value="100.66" calcext:value-type="float">
            <text:p>100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2_1</text:p>
          </table:table-cell>
          <table:table-cell office:value-type="float" office:value="374.22" calcext:value-type="float">
            <text:p>374.22</text:p>
          </table:table-cell>
          <table:table-cell table:formula="of:=[.B106]-273" office:value-type="float" office:value="101.22" calcext:value-type="float">
            <text:p>101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2_2</text:p>
          </table:table-cell>
          <table:table-cell office:value-type="float" office:value="374.22" calcext:value-type="float">
            <text:p>374.22</text:p>
          </table:table-cell>
          <table:table-cell table:formula="of:=[.B107]-273" office:value-type="float" office:value="101.22" calcext:value-type="float">
            <text:p>101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2_3</text:p>
          </table:table-cell>
          <table:table-cell office:value-type="float" office:value="373.66" calcext:value-type="float">
            <text:p>373.66</text:p>
          </table:table-cell>
          <table:table-cell table:formula="of:=[.B108]-273" office:value-type="float" office:value="100.66" calcext:value-type="float">
            <text:p>100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3_0</text:p>
          </table:table-cell>
          <table:table-cell office:value-type="float" office:value="373.15" calcext:value-type="float">
            <text:p>373.15</text:p>
          </table:table-cell>
          <table:table-cell table:formula="of:=[.B109]-273" office:value-type="float" office:value="100.15" calcext:value-type="float">
            <text:p>100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3_1</text:p>
          </table:table-cell>
          <table:table-cell office:value-type="float" office:value="373.66" calcext:value-type="float">
            <text:p>373.66</text:p>
          </table:table-cell>
          <table:table-cell table:formula="of:=[.B110]-273" office:value-type="float" office:value="100.66" calcext:value-type="float">
            <text:p>100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3_2</text:p>
          </table:table-cell>
          <table:table-cell office:value-type="float" office:value="373.66" calcext:value-type="float">
            <text:p>373.66</text:p>
          </table:table-cell>
          <table:table-cell table:formula="of:=[.B111]-273" office:value-type="float" office:value="100.66" calcext:value-type="float">
            <text:p>100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6_TB3_3</text:p>
          </table:table-cell>
          <table:table-cell office:value-type="float" office:value="373.15" calcext:value-type="float">
            <text:p>373.15</text:p>
          </table:table-cell>
          <table:table-cell table:formula="of:=[.B112]-273" office:value-type="float" office:value="100.15" calcext:value-type="float">
            <text:p>100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0_0</text:p>
          </table:table-cell>
          <table:table-cell office:value-type="float" office:value="371.13" calcext:value-type="float">
            <text:p>371.13</text:p>
          </table:table-cell>
          <table:table-cell table:formula="of:=[.B113]-273" office:value-type="float" office:value="98.13" calcext:value-type="float">
            <text:p>98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0_1</text:p>
          </table:table-cell>
          <table:table-cell office:value-type="float" office:value="371.64" calcext:value-type="float">
            <text:p>371.64</text:p>
          </table:table-cell>
          <table:table-cell table:formula="of:=[.B114]-273" office:value-type="float" office:value="98.64" calcext:value-type="float">
            <text:p>9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0_2</text:p>
          </table:table-cell>
          <table:table-cell office:value-type="float" office:value="371.64" calcext:value-type="float">
            <text:p>371.64</text:p>
          </table:table-cell>
          <table:table-cell table:formula="of:=[.B115]-273" office:value-type="float" office:value="98.64" calcext:value-type="float">
            <text:p>9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0_3</text:p>
          </table:table-cell>
          <table:table-cell office:value-type="float" office:value="371.13" calcext:value-type="float">
            <text:p>371.13</text:p>
          </table:table-cell>
          <table:table-cell table:formula="of:=[.B116]-273" office:value-type="float" office:value="98.13" calcext:value-type="float">
            <text:p>98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1_0</text:p>
          </table:table-cell>
          <table:table-cell office:value-type="float" office:value="371.64" calcext:value-type="float">
            <text:p>371.64</text:p>
          </table:table-cell>
          <table:table-cell table:formula="of:=[.B117]-273" office:value-type="float" office:value="98.64" calcext:value-type="float">
            <text:p>9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1_1</text:p>
          </table:table-cell>
          <table:table-cell office:value-type="float" office:value="372.2" calcext:value-type="float">
            <text:p>372.2</text:p>
          </table:table-cell>
          <table:table-cell table:formula="of:=[.B118]-273" office:value-type="float" office:value="99.2" calcext:value-type="float">
            <text:p>99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1_2</text:p>
          </table:table-cell>
          <table:table-cell office:value-type="float" office:value="372.2" calcext:value-type="float">
            <text:p>372.2</text:p>
          </table:table-cell>
          <table:table-cell table:formula="of:=[.B119]-273" office:value-type="float" office:value="99.2" calcext:value-type="float">
            <text:p>99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1_3</text:p>
          </table:table-cell>
          <table:table-cell office:value-type="float" office:value="371.64" calcext:value-type="float">
            <text:p>371.64</text:p>
          </table:table-cell>
          <table:table-cell table:formula="of:=[.B120]-273" office:value-type="float" office:value="98.64" calcext:value-type="float">
            <text:p>9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2_0</text:p>
          </table:table-cell>
          <table:table-cell office:value-type="float" office:value="371.64" calcext:value-type="float">
            <text:p>371.64</text:p>
          </table:table-cell>
          <table:table-cell table:formula="of:=[.B121]-273" office:value-type="float" office:value="98.64" calcext:value-type="float">
            <text:p>9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2_1</text:p>
          </table:table-cell>
          <table:table-cell office:value-type="float" office:value="372.2" calcext:value-type="float">
            <text:p>372.2</text:p>
          </table:table-cell>
          <table:table-cell table:formula="of:=[.B122]-273" office:value-type="float" office:value="99.2" calcext:value-type="float">
            <text:p>99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2_2</text:p>
          </table:table-cell>
          <table:table-cell office:value-type="float" office:value="372.2" calcext:value-type="float">
            <text:p>372.2</text:p>
          </table:table-cell>
          <table:table-cell table:formula="of:=[.B123]-273" office:value-type="float" office:value="99.2" calcext:value-type="float">
            <text:p>99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2_3</text:p>
          </table:table-cell>
          <table:table-cell office:value-type="float" office:value="371.64" calcext:value-type="float">
            <text:p>371.64</text:p>
          </table:table-cell>
          <table:table-cell table:formula="of:=[.B124]-273" office:value-type="float" office:value="98.64" calcext:value-type="float">
            <text:p>9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3_0</text:p>
          </table:table-cell>
          <table:table-cell office:value-type="float" office:value="371.13" calcext:value-type="float">
            <text:p>371.13</text:p>
          </table:table-cell>
          <table:table-cell table:formula="of:=[.B125]-273" office:value-type="float" office:value="98.13" calcext:value-type="float">
            <text:p>98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3_1</text:p>
          </table:table-cell>
          <table:table-cell office:value-type="float" office:value="371.64" calcext:value-type="float">
            <text:p>371.64</text:p>
          </table:table-cell>
          <table:table-cell table:formula="of:=[.B126]-273" office:value-type="float" office:value="98.64" calcext:value-type="float">
            <text:p>9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3_2</text:p>
          </table:table-cell>
          <table:table-cell office:value-type="float" office:value="371.64" calcext:value-type="float">
            <text:p>371.64</text:p>
          </table:table-cell>
          <table:table-cell table:formula="of:=[.B127]-273" office:value-type="float" office:value="98.64" calcext:value-type="float">
            <text:p>9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7_B3_3</text:p>
          </table:table-cell>
          <table:table-cell office:value-type="float" office:value="371.13" calcext:value-type="float">
            <text:p>371.13</text:p>
          </table:table-cell>
          <table:table-cell table:formula="of:=[.B128]-273" office:value-type="float" office:value="98.13" calcext:value-type="float">
            <text:p>98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0_0</text:p>
          </table:table-cell>
          <table:table-cell office:value-type="float" office:value="370.85" calcext:value-type="float">
            <text:p>370.85</text:p>
          </table:table-cell>
          <table:table-cell table:formula="of:=[.B129]-273" office:value-type="float" office:value="97.85" calcext:value-type="float">
            <text:p>97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0_1</text:p>
          </table:table-cell>
          <table:table-cell office:value-type="float" office:value="371.35" calcext:value-type="float">
            <text:p>371.35</text:p>
          </table:table-cell>
          <table:table-cell table:formula="of:=[.B130]-273" office:value-type="float" office:value="98.35" calcext:value-type="float">
            <text:p>9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0_2</text:p>
          </table:table-cell>
          <table:table-cell office:value-type="float" office:value="371.35" calcext:value-type="float">
            <text:p>371.35</text:p>
          </table:table-cell>
          <table:table-cell table:formula="of:=[.B131]-273" office:value-type="float" office:value="98.35" calcext:value-type="float">
            <text:p>9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0_3</text:p>
          </table:table-cell>
          <table:table-cell office:value-type="float" office:value="370.85" calcext:value-type="float">
            <text:p>370.85</text:p>
          </table:table-cell>
          <table:table-cell table:formula="of:=[.B132]-273" office:value-type="float" office:value="97.85" calcext:value-type="float">
            <text:p>97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1_0</text:p>
          </table:table-cell>
          <table:table-cell office:value-type="float" office:value="371.35" calcext:value-type="float">
            <text:p>371.35</text:p>
          </table:table-cell>
          <table:table-cell table:formula="of:=[.B133]-273" office:value-type="float" office:value="98.35" calcext:value-type="float">
            <text:p>9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1_1</text:p>
          </table:table-cell>
          <table:table-cell office:value-type="float" office:value="371.92" calcext:value-type="float">
            <text:p>371.92</text:p>
          </table:table-cell>
          <table:table-cell table:formula="of:=[.B134]-273" office:value-type="float" office:value="98.92" calcext:value-type="float">
            <text:p>98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1_2</text:p>
          </table:table-cell>
          <table:table-cell office:value-type="float" office:value="371.92" calcext:value-type="float">
            <text:p>371.92</text:p>
          </table:table-cell>
          <table:table-cell table:formula="of:=[.B135]-273" office:value-type="float" office:value="98.92" calcext:value-type="float">
            <text:p>98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1_3</text:p>
          </table:table-cell>
          <table:table-cell office:value-type="float" office:value="371.35" calcext:value-type="float">
            <text:p>371.35</text:p>
          </table:table-cell>
          <table:table-cell table:formula="of:=[.B136]-273" office:value-type="float" office:value="98.35" calcext:value-type="float">
            <text:p>9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2_0</text:p>
          </table:table-cell>
          <table:table-cell office:value-type="float" office:value="371.35" calcext:value-type="float">
            <text:p>371.35</text:p>
          </table:table-cell>
          <table:table-cell table:formula="of:=[.B137]-273" office:value-type="float" office:value="98.35" calcext:value-type="float">
            <text:p>9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2_1</text:p>
          </table:table-cell>
          <table:table-cell office:value-type="float" office:value="371.92" calcext:value-type="float">
            <text:p>371.92</text:p>
          </table:table-cell>
          <table:table-cell table:formula="of:=[.B138]-273" office:value-type="float" office:value="98.92" calcext:value-type="float">
            <text:p>98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2_2</text:p>
          </table:table-cell>
          <table:table-cell office:value-type="float" office:value="371.92" calcext:value-type="float">
            <text:p>371.92</text:p>
          </table:table-cell>
          <table:table-cell table:formula="of:=[.B139]-273" office:value-type="float" office:value="98.92" calcext:value-type="float">
            <text:p>98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2_3</text:p>
          </table:table-cell>
          <table:table-cell office:value-type="float" office:value="371.35" calcext:value-type="float">
            <text:p>371.35</text:p>
          </table:table-cell>
          <table:table-cell table:formula="of:=[.B140]-273" office:value-type="float" office:value="98.35" calcext:value-type="float">
            <text:p>9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3_0</text:p>
          </table:table-cell>
          <table:table-cell office:value-type="float" office:value="370.85" calcext:value-type="float">
            <text:p>370.85</text:p>
          </table:table-cell>
          <table:table-cell table:formula="of:=[.B141]-273" office:value-type="float" office:value="97.85" calcext:value-type="float">
            <text:p>97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3_1</text:p>
          </table:table-cell>
          <table:table-cell office:value-type="float" office:value="371.35" calcext:value-type="float">
            <text:p>371.35</text:p>
          </table:table-cell>
          <table:table-cell table:formula="of:=[.B142]-273" office:value-type="float" office:value="98.35" calcext:value-type="float">
            <text:p>9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3_2</text:p>
          </table:table-cell>
          <table:table-cell office:value-type="float" office:value="371.35" calcext:value-type="float">
            <text:p>371.35</text:p>
          </table:table-cell>
          <table:table-cell table:formula="of:=[.B143]-273" office:value-type="float" office:value="98.35" calcext:value-type="float">
            <text:p>9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8_TB3_3</text:p>
          </table:table-cell>
          <table:table-cell office:value-type="float" office:value="370.85" calcext:value-type="float">
            <text:p>370.85</text:p>
          </table:table-cell>
          <table:table-cell table:formula="of:=[.B144]-273" office:value-type="float" office:value="97.85" calcext:value-type="float">
            <text:p>97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0_0</text:p>
          </table:table-cell>
          <table:table-cell office:value-type="float" office:value="368" calcext:value-type="float">
            <text:p>368</text:p>
          </table:table-cell>
          <table:table-cell table:formula="of:=[.B145]-273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0_1</text:p>
          </table:table-cell>
          <table:table-cell office:value-type="float" office:value="368.52" calcext:value-type="float">
            <text:p>368.52</text:p>
          </table:table-cell>
          <table:table-cell table:formula="of:=[.B146]-273" office:value-type="float" office:value="95.52" calcext:value-type="float">
            <text:p>95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0_2</text:p>
          </table:table-cell>
          <table:table-cell office:value-type="float" office:value="368.52" calcext:value-type="float">
            <text:p>368.52</text:p>
          </table:table-cell>
          <table:table-cell table:formula="of:=[.B147]-273" office:value-type="float" office:value="95.52" calcext:value-type="float">
            <text:p>95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0_3</text:p>
          </table:table-cell>
          <table:table-cell office:value-type="float" office:value="368" calcext:value-type="float">
            <text:p>368</text:p>
          </table:table-cell>
          <table:table-cell table:formula="of:=[.B148]-273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1_0</text:p>
          </table:table-cell>
          <table:table-cell office:value-type="float" office:value="368.52" calcext:value-type="float">
            <text:p>368.52</text:p>
          </table:table-cell>
          <table:table-cell table:formula="of:=[.B149]-273" office:value-type="float" office:value="95.52" calcext:value-type="float">
            <text:p>95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1_1</text:p>
          </table:table-cell>
          <table:table-cell office:value-type="float" office:value="369.1" calcext:value-type="float">
            <text:p>369.1</text:p>
          </table:table-cell>
          <table:table-cell table:formula="of:=[.B150]-273" office:value-type="float" office:value="96.1" calcext:value-type="float">
            <text:p>96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1_2</text:p>
          </table:table-cell>
          <table:table-cell office:value-type="float" office:value="369.1" calcext:value-type="float">
            <text:p>369.1</text:p>
          </table:table-cell>
          <table:table-cell table:formula="of:=[.B151]-273" office:value-type="float" office:value="96.1" calcext:value-type="float">
            <text:p>96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1_3</text:p>
          </table:table-cell>
          <table:table-cell office:value-type="float" office:value="368.52" calcext:value-type="float">
            <text:p>368.52</text:p>
          </table:table-cell>
          <table:table-cell table:formula="of:=[.B152]-273" office:value-type="float" office:value="95.52" calcext:value-type="float">
            <text:p>95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2_0</text:p>
          </table:table-cell>
          <table:table-cell office:value-type="float" office:value="368.52" calcext:value-type="float">
            <text:p>368.52</text:p>
          </table:table-cell>
          <table:table-cell table:formula="of:=[.B153]-273" office:value-type="float" office:value="95.52" calcext:value-type="float">
            <text:p>95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2_1</text:p>
          </table:table-cell>
          <table:table-cell office:value-type="float" office:value="369.1" calcext:value-type="float">
            <text:p>369.1</text:p>
          </table:table-cell>
          <table:table-cell table:formula="of:=[.B154]-273" office:value-type="float" office:value="96.1" calcext:value-type="float">
            <text:p>96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2_2</text:p>
          </table:table-cell>
          <table:table-cell office:value-type="float" office:value="369.1" calcext:value-type="float">
            <text:p>369.1</text:p>
          </table:table-cell>
          <table:table-cell table:formula="of:=[.B155]-273" office:value-type="float" office:value="96.1" calcext:value-type="float">
            <text:p>96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2_3</text:p>
          </table:table-cell>
          <table:table-cell office:value-type="float" office:value="368.52" calcext:value-type="float">
            <text:p>368.52</text:p>
          </table:table-cell>
          <table:table-cell table:formula="of:=[.B156]-273" office:value-type="float" office:value="95.52" calcext:value-type="float">
            <text:p>95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3_0</text:p>
          </table:table-cell>
          <table:table-cell office:value-type="float" office:value="368" calcext:value-type="float">
            <text:p>368</text:p>
          </table:table-cell>
          <table:table-cell table:formula="of:=[.B157]-273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3_1</text:p>
          </table:table-cell>
          <table:table-cell office:value-type="float" office:value="368.52" calcext:value-type="float">
            <text:p>368.52</text:p>
          </table:table-cell>
          <table:table-cell table:formula="of:=[.B158]-273" office:value-type="float" office:value="95.52" calcext:value-type="float">
            <text:p>95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3_2</text:p>
          </table:table-cell>
          <table:table-cell office:value-type="float" office:value="368.52" calcext:value-type="float">
            <text:p>368.52</text:p>
          </table:table-cell>
          <table:table-cell table:formula="of:=[.B159]-273" office:value-type="float" office:value="95.52" calcext:value-type="float">
            <text:p>95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9_B3_3</text:p>
          </table:table-cell>
          <table:table-cell office:value-type="float" office:value="368" calcext:value-type="float">
            <text:p>368</text:p>
          </table:table-cell>
          <table:table-cell table:formula="of:=[.B160]-273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0_0</text:p>
          </table:table-cell>
          <table:table-cell office:value-type="float" office:value="367.64" calcext:value-type="float">
            <text:p>367.64</text:p>
          </table:table-cell>
          <table:table-cell table:formula="of:=[.B161]-273" office:value-type="float" office:value="94.64" calcext:value-type="float">
            <text:p>94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0_1</text:p>
          </table:table-cell>
          <table:table-cell office:value-type="float" office:value="368.16" calcext:value-type="float">
            <text:p>368.16</text:p>
          </table:table-cell>
          <table:table-cell table:formula="of:=[.B162]-273" office:value-type="float" office:value="95.16" calcext:value-type="float">
            <text:p>95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0_2</text:p>
          </table:table-cell>
          <table:table-cell office:value-type="float" office:value="368.16" calcext:value-type="float">
            <text:p>368.16</text:p>
          </table:table-cell>
          <table:table-cell table:formula="of:=[.B163]-273" office:value-type="float" office:value="95.16" calcext:value-type="float">
            <text:p>95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0_3</text:p>
          </table:table-cell>
          <table:table-cell office:value-type="float" office:value="367.64" calcext:value-type="float">
            <text:p>367.64</text:p>
          </table:table-cell>
          <table:table-cell table:formula="of:=[.B164]-273" office:value-type="float" office:value="94.64" calcext:value-type="float">
            <text:p>94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1_0</text:p>
          </table:table-cell>
          <table:table-cell office:value-type="float" office:value="368.16" calcext:value-type="float">
            <text:p>368.16</text:p>
          </table:table-cell>
          <table:table-cell table:formula="of:=[.B165]-273" office:value-type="float" office:value="95.16" calcext:value-type="float">
            <text:p>95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1_1</text:p>
          </table:table-cell>
          <table:table-cell office:value-type="float" office:value="368.74" calcext:value-type="float">
            <text:p>368.74</text:p>
          </table:table-cell>
          <table:table-cell table:formula="of:=[.B166]-273" office:value-type="float" office:value="95.74" calcext:value-type="float">
            <text:p>95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1_2</text:p>
          </table:table-cell>
          <table:table-cell office:value-type="float" office:value="368.74" calcext:value-type="float">
            <text:p>368.74</text:p>
          </table:table-cell>
          <table:table-cell table:formula="of:=[.B167]-273" office:value-type="float" office:value="95.74" calcext:value-type="float">
            <text:p>95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1_3</text:p>
          </table:table-cell>
          <table:table-cell office:value-type="float" office:value="368.16" calcext:value-type="float">
            <text:p>368.16</text:p>
          </table:table-cell>
          <table:table-cell table:formula="of:=[.B168]-273" office:value-type="float" office:value="95.16" calcext:value-type="float">
            <text:p>95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2_0</text:p>
          </table:table-cell>
          <table:table-cell office:value-type="float" office:value="368.16" calcext:value-type="float">
            <text:p>368.16</text:p>
          </table:table-cell>
          <table:table-cell table:formula="of:=[.B169]-273" office:value-type="float" office:value="95.16" calcext:value-type="float">
            <text:p>95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2_1</text:p>
          </table:table-cell>
          <table:table-cell office:value-type="float" office:value="368.74" calcext:value-type="float">
            <text:p>368.74</text:p>
          </table:table-cell>
          <table:table-cell table:formula="of:=[.B170]-273" office:value-type="float" office:value="95.74" calcext:value-type="float">
            <text:p>95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2_2</text:p>
          </table:table-cell>
          <table:table-cell office:value-type="float" office:value="368.74" calcext:value-type="float">
            <text:p>368.74</text:p>
          </table:table-cell>
          <table:table-cell table:formula="of:=[.B171]-273" office:value-type="float" office:value="95.74" calcext:value-type="float">
            <text:p>95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2_3</text:p>
          </table:table-cell>
          <table:table-cell office:value-type="float" office:value="368.16" calcext:value-type="float">
            <text:p>368.16</text:p>
          </table:table-cell>
          <table:table-cell table:formula="of:=[.B172]-273" office:value-type="float" office:value="95.16" calcext:value-type="float">
            <text:p>95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3_0</text:p>
          </table:table-cell>
          <table:table-cell office:value-type="float" office:value="367.64" calcext:value-type="float">
            <text:p>367.64</text:p>
          </table:table-cell>
          <table:table-cell table:formula="of:=[.B173]-273" office:value-type="float" office:value="94.64" calcext:value-type="float">
            <text:p>94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3_1</text:p>
          </table:table-cell>
          <table:table-cell office:value-type="float" office:value="368.16" calcext:value-type="float">
            <text:p>368.16</text:p>
          </table:table-cell>
          <table:table-cell table:formula="of:=[.B174]-273" office:value-type="float" office:value="95.16" calcext:value-type="float">
            <text:p>95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3_2</text:p>
          </table:table-cell>
          <table:table-cell office:value-type="float" office:value="368.16" calcext:value-type="float">
            <text:p>368.16</text:p>
          </table:table-cell>
          <table:table-cell table:formula="of:=[.B175]-273" office:value-type="float" office:value="95.16" calcext:value-type="float">
            <text:p>95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0_TB3_3</text:p>
          </table:table-cell>
          <table:table-cell office:value-type="float" office:value="367.64" calcext:value-type="float">
            <text:p>367.64</text:p>
          </table:table-cell>
          <table:table-cell table:formula="of:=[.B176]-273" office:value-type="float" office:value="94.64" calcext:value-type="float">
            <text:p>94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0_0</text:p>
          </table:table-cell>
          <table:table-cell office:value-type="float" office:value="363.99" calcext:value-type="float">
            <text:p>363.99</text:p>
          </table:table-cell>
          <table:table-cell table:formula="of:=[.B177]-273" office:value-type="float" office:value="90.99" calcext:value-type="float">
            <text:p>90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0_1</text:p>
          </table:table-cell>
          <table:table-cell office:value-type="float" office:value="364.53" calcext:value-type="float">
            <text:p>364.53</text:p>
          </table:table-cell>
          <table:table-cell table:formula="of:=[.B178]-273" office:value-type="float" office:value="91.53" calcext:value-type="float">
            <text:p>91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0_2</text:p>
          </table:table-cell>
          <table:table-cell office:value-type="float" office:value="364.53" calcext:value-type="float">
            <text:p>364.53</text:p>
          </table:table-cell>
          <table:table-cell table:formula="of:=[.B179]-273" office:value-type="float" office:value="91.53" calcext:value-type="float">
            <text:p>91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0_3</text:p>
          </table:table-cell>
          <table:table-cell office:value-type="float" office:value="363.99" calcext:value-type="float">
            <text:p>363.99</text:p>
          </table:table-cell>
          <table:table-cell table:formula="of:=[.B180]-273" office:value-type="float" office:value="90.99" calcext:value-type="float">
            <text:p>90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1_0</text:p>
          </table:table-cell>
          <table:table-cell office:value-type="float" office:value="364.53" calcext:value-type="float">
            <text:p>364.53</text:p>
          </table:table-cell>
          <table:table-cell table:formula="of:=[.B181]-273" office:value-type="float" office:value="91.53" calcext:value-type="float">
            <text:p>91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1_1</text:p>
          </table:table-cell>
          <table:table-cell office:value-type="float" office:value="365.14" calcext:value-type="float">
            <text:p>365.14</text:p>
          </table:table-cell>
          <table:table-cell table:formula="of:=[.B182]-273" office:value-type="float" office:value="92.14" calcext:value-type="float">
            <text:p>92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1_2</text:p>
          </table:table-cell>
          <table:table-cell office:value-type="float" office:value="365.14" calcext:value-type="float">
            <text:p>365.14</text:p>
          </table:table-cell>
          <table:table-cell table:formula="of:=[.B183]-273" office:value-type="float" office:value="92.14" calcext:value-type="float">
            <text:p>92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1_3</text:p>
          </table:table-cell>
          <table:table-cell office:value-type="float" office:value="364.53" calcext:value-type="float">
            <text:p>364.53</text:p>
          </table:table-cell>
          <table:table-cell table:formula="of:=[.B184]-273" office:value-type="float" office:value="91.53" calcext:value-type="float">
            <text:p>91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2_0</text:p>
          </table:table-cell>
          <table:table-cell office:value-type="float" office:value="364.53" calcext:value-type="float">
            <text:p>364.53</text:p>
          </table:table-cell>
          <table:table-cell table:formula="of:=[.B185]-273" office:value-type="float" office:value="91.53" calcext:value-type="float">
            <text:p>91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2_1</text:p>
          </table:table-cell>
          <table:table-cell office:value-type="float" office:value="365.14" calcext:value-type="float">
            <text:p>365.14</text:p>
          </table:table-cell>
          <table:table-cell table:formula="of:=[.B186]-273" office:value-type="float" office:value="92.14" calcext:value-type="float">
            <text:p>92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2_2</text:p>
          </table:table-cell>
          <table:table-cell office:value-type="float" office:value="365.14" calcext:value-type="float">
            <text:p>365.14</text:p>
          </table:table-cell>
          <table:table-cell table:formula="of:=[.B187]-273" office:value-type="float" office:value="92.14" calcext:value-type="float">
            <text:p>92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2_3</text:p>
          </table:table-cell>
          <table:table-cell office:value-type="float" office:value="364.53" calcext:value-type="float">
            <text:p>364.53</text:p>
          </table:table-cell>
          <table:table-cell table:formula="of:=[.B188]-273" office:value-type="float" office:value="91.53" calcext:value-type="float">
            <text:p>91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3_0</text:p>
          </table:table-cell>
          <table:table-cell office:value-type="float" office:value="363.99" calcext:value-type="float">
            <text:p>363.99</text:p>
          </table:table-cell>
          <table:table-cell table:formula="of:=[.B189]-273" office:value-type="float" office:value="90.99" calcext:value-type="float">
            <text:p>90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3_1</text:p>
          </table:table-cell>
          <table:table-cell office:value-type="float" office:value="364.53" calcext:value-type="float">
            <text:p>364.53</text:p>
          </table:table-cell>
          <table:table-cell table:formula="of:=[.B190]-273" office:value-type="float" office:value="91.53" calcext:value-type="float">
            <text:p>91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3_2</text:p>
          </table:table-cell>
          <table:table-cell office:value-type="float" office:value="364.53" calcext:value-type="float">
            <text:p>364.53</text:p>
          </table:table-cell>
          <table:table-cell table:formula="of:=[.B191]-273" office:value-type="float" office:value="91.53" calcext:value-type="float">
            <text:p>91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1_B3_3</text:p>
          </table:table-cell>
          <table:table-cell office:value-type="float" office:value="363.99" calcext:value-type="float">
            <text:p>363.99</text:p>
          </table:table-cell>
          <table:table-cell table:formula="of:=[.B192]-273" office:value-type="float" office:value="90.99" calcext:value-type="float">
            <text:p>90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0_0</text:p>
          </table:table-cell>
          <table:table-cell office:value-type="float" office:value="363.55" calcext:value-type="float">
            <text:p>363.55</text:p>
          </table:table-cell>
          <table:table-cell table:formula="of:=[.B193]-273" office:value-type="float" office:value="90.55" calcext:value-type="float">
            <text:p>90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0_1</text:p>
          </table:table-cell>
          <table:table-cell office:value-type="float" office:value="364.09" calcext:value-type="float">
            <text:p>364.09</text:p>
          </table:table-cell>
          <table:table-cell table:formula="of:=[.B194]-273" office:value-type="float" office:value="91.09" calcext:value-type="float">
            <text:p>91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0_2</text:p>
          </table:table-cell>
          <table:table-cell office:value-type="float" office:value="364.09" calcext:value-type="float">
            <text:p>364.09</text:p>
          </table:table-cell>
          <table:table-cell table:formula="of:=[.B195]-273" office:value-type="float" office:value="91.09" calcext:value-type="float">
            <text:p>91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0_3</text:p>
          </table:table-cell>
          <table:table-cell office:value-type="float" office:value="363.55" calcext:value-type="float">
            <text:p>363.55</text:p>
          </table:table-cell>
          <table:table-cell table:formula="of:=[.B196]-273" office:value-type="float" office:value="90.55" calcext:value-type="float">
            <text:p>90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1_0</text:p>
          </table:table-cell>
          <table:table-cell office:value-type="float" office:value="364.09" calcext:value-type="float">
            <text:p>364.09</text:p>
          </table:table-cell>
          <table:table-cell table:formula="of:=[.B197]-273" office:value-type="float" office:value="91.09" calcext:value-type="float">
            <text:p>91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1_1</text:p>
          </table:table-cell>
          <table:table-cell office:value-type="float" office:value="364.7" calcext:value-type="float">
            <text:p>364.7</text:p>
          </table:table-cell>
          <table:table-cell table:formula="of:=[.B198]-273" office:value-type="float" office:value="91.7" calcext:value-type="float">
            <text:p>91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1_2</text:p>
          </table:table-cell>
          <table:table-cell office:value-type="float" office:value="364.7" calcext:value-type="float">
            <text:p>364.7</text:p>
          </table:table-cell>
          <table:table-cell table:formula="of:=[.B199]-273" office:value-type="float" office:value="91.7" calcext:value-type="float">
            <text:p>91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1_3</text:p>
          </table:table-cell>
          <table:table-cell office:value-type="float" office:value="364.09" calcext:value-type="float">
            <text:p>364.09</text:p>
          </table:table-cell>
          <table:table-cell table:formula="of:=[.B200]-273" office:value-type="float" office:value="91.09" calcext:value-type="float">
            <text:p>91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2_0</text:p>
          </table:table-cell>
          <table:table-cell office:value-type="float" office:value="364.09" calcext:value-type="float">
            <text:p>364.09</text:p>
          </table:table-cell>
          <table:table-cell table:formula="of:=[.B201]-273" office:value-type="float" office:value="91.09" calcext:value-type="float">
            <text:p>91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2_1</text:p>
          </table:table-cell>
          <table:table-cell office:value-type="float" office:value="364.7" calcext:value-type="float">
            <text:p>364.7</text:p>
          </table:table-cell>
          <table:table-cell table:formula="of:=[.B202]-273" office:value-type="float" office:value="91.7" calcext:value-type="float">
            <text:p>91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2_2</text:p>
          </table:table-cell>
          <table:table-cell office:value-type="float" office:value="364.7" calcext:value-type="float">
            <text:p>364.7</text:p>
          </table:table-cell>
          <table:table-cell table:formula="of:=[.B203]-273" office:value-type="float" office:value="91.7" calcext:value-type="float">
            <text:p>91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2_3</text:p>
          </table:table-cell>
          <table:table-cell office:value-type="float" office:value="364.09" calcext:value-type="float">
            <text:p>364.09</text:p>
          </table:table-cell>
          <table:table-cell table:formula="of:=[.B204]-273" office:value-type="float" office:value="91.09" calcext:value-type="float">
            <text:p>91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3_0</text:p>
          </table:table-cell>
          <table:table-cell office:value-type="float" office:value="363.55" calcext:value-type="float">
            <text:p>363.55</text:p>
          </table:table-cell>
          <table:table-cell table:formula="of:=[.B205]-273" office:value-type="float" office:value="90.55" calcext:value-type="float">
            <text:p>90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3_1</text:p>
          </table:table-cell>
          <table:table-cell office:value-type="float" office:value="364.09" calcext:value-type="float">
            <text:p>364.09</text:p>
          </table:table-cell>
          <table:table-cell table:formula="of:=[.B206]-273" office:value-type="float" office:value="91.09" calcext:value-type="float">
            <text:p>91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3_2</text:p>
          </table:table-cell>
          <table:table-cell office:value-type="float" office:value="364.09" calcext:value-type="float">
            <text:p>364.09</text:p>
          </table:table-cell>
          <table:table-cell table:formula="of:=[.B207]-273" office:value-type="float" office:value="91.09" calcext:value-type="float">
            <text:p>91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2_TB3_3</text:p>
          </table:table-cell>
          <table:table-cell office:value-type="float" office:value="363.55" calcext:value-type="float">
            <text:p>363.55</text:p>
          </table:table-cell>
          <table:table-cell table:formula="of:=[.B208]-273" office:value-type="float" office:value="90.55" calcext:value-type="float">
            <text:p>90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0_0</text:p>
          </table:table-cell>
          <table:table-cell office:value-type="float" office:value="359.12" calcext:value-type="float">
            <text:p>359.12</text:p>
          </table:table-cell>
          <table:table-cell table:formula="of:=[.B209]-273" office:value-type="float" office:value="86.12" calcext:value-type="float">
            <text:p>86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0_1</text:p>
          </table:table-cell>
          <table:table-cell office:value-type="float" office:value="359.68" calcext:value-type="float">
            <text:p>359.68</text:p>
          </table:table-cell>
          <table:table-cell table:formula="of:=[.B210]-273" office:value-type="float" office:value="86.68" calcext:value-type="float">
            <text:p>86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0_2</text:p>
          </table:table-cell>
          <table:table-cell office:value-type="float" office:value="359.68" calcext:value-type="float">
            <text:p>359.68</text:p>
          </table:table-cell>
          <table:table-cell table:formula="of:=[.B211]-273" office:value-type="float" office:value="86.68" calcext:value-type="float">
            <text:p>86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0_3</text:p>
          </table:table-cell>
          <table:table-cell office:value-type="float" office:value="359.12" calcext:value-type="float">
            <text:p>359.12</text:p>
          </table:table-cell>
          <table:table-cell table:formula="of:=[.B212]-273" office:value-type="float" office:value="86.12" calcext:value-type="float">
            <text:p>86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1_0</text:p>
          </table:table-cell>
          <table:table-cell office:value-type="float" office:value="359.68" calcext:value-type="float">
            <text:p>359.68</text:p>
          </table:table-cell>
          <table:table-cell table:formula="of:=[.B213]-273" office:value-type="float" office:value="86.68" calcext:value-type="float">
            <text:p>86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1_1</text:p>
          </table:table-cell>
          <table:table-cell office:value-type="float" office:value="360.32" calcext:value-type="float">
            <text:p>360.32</text:p>
          </table:table-cell>
          <table:table-cell table:formula="of:=[.B214]-273" office:value-type="float" office:value="87.32" calcext:value-type="float">
            <text:p>87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1_2</text:p>
          </table:table-cell>
          <table:table-cell office:value-type="float" office:value="360.32" calcext:value-type="float">
            <text:p>360.32</text:p>
          </table:table-cell>
          <table:table-cell table:formula="of:=[.B215]-273" office:value-type="float" office:value="87.32" calcext:value-type="float">
            <text:p>87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1_3</text:p>
          </table:table-cell>
          <table:table-cell office:value-type="float" office:value="359.68" calcext:value-type="float">
            <text:p>359.68</text:p>
          </table:table-cell>
          <table:table-cell table:formula="of:=[.B216]-273" office:value-type="float" office:value="86.68" calcext:value-type="float">
            <text:p>86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2_0</text:p>
          </table:table-cell>
          <table:table-cell office:value-type="float" office:value="359.68" calcext:value-type="float">
            <text:p>359.68</text:p>
          </table:table-cell>
          <table:table-cell table:formula="of:=[.B217]-273" office:value-type="float" office:value="86.68" calcext:value-type="float">
            <text:p>86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2_1</text:p>
          </table:table-cell>
          <table:table-cell office:value-type="float" office:value="360.32" calcext:value-type="float">
            <text:p>360.32</text:p>
          </table:table-cell>
          <table:table-cell table:formula="of:=[.B218]-273" office:value-type="float" office:value="87.32" calcext:value-type="float">
            <text:p>87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2_2</text:p>
          </table:table-cell>
          <table:table-cell office:value-type="float" office:value="360.32" calcext:value-type="float">
            <text:p>360.32</text:p>
          </table:table-cell>
          <table:table-cell table:formula="of:=[.B219]-273" office:value-type="float" office:value="87.32" calcext:value-type="float">
            <text:p>87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2_3</text:p>
          </table:table-cell>
          <table:table-cell office:value-type="float" office:value="359.68" calcext:value-type="float">
            <text:p>359.68</text:p>
          </table:table-cell>
          <table:table-cell table:formula="of:=[.B220]-273" office:value-type="float" office:value="86.68" calcext:value-type="float">
            <text:p>86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3_0</text:p>
          </table:table-cell>
          <table:table-cell office:value-type="float" office:value="359.12" calcext:value-type="float">
            <text:p>359.12</text:p>
          </table:table-cell>
          <table:table-cell table:formula="of:=[.B221]-273" office:value-type="float" office:value="86.12" calcext:value-type="float">
            <text:p>86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3_1</text:p>
          </table:table-cell>
          <table:table-cell office:value-type="float" office:value="359.68" calcext:value-type="float">
            <text:p>359.68</text:p>
          </table:table-cell>
          <table:table-cell table:formula="of:=[.B222]-273" office:value-type="float" office:value="86.68" calcext:value-type="float">
            <text:p>86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3_2</text:p>
          </table:table-cell>
          <table:table-cell office:value-type="float" office:value="359.68" calcext:value-type="float">
            <text:p>359.68</text:p>
          </table:table-cell>
          <table:table-cell table:formula="of:=[.B223]-273" office:value-type="float" office:value="86.68" calcext:value-type="float">
            <text:p>86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3_B3_3</text:p>
          </table:table-cell>
          <table:table-cell office:value-type="float" office:value="359.12" calcext:value-type="float">
            <text:p>359.12</text:p>
          </table:table-cell>
          <table:table-cell table:formula="of:=[.B224]-273" office:value-type="float" office:value="86.12" calcext:value-type="float">
            <text:p>86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0_0</text:p>
          </table:table-cell>
          <table:table-cell office:value-type="float" office:value="358.6" calcext:value-type="float">
            <text:p>358.6</text:p>
          </table:table-cell>
          <table:table-cell table:formula="of:=[.B225]-273" office:value-type="float" office:value="85.6" calcext:value-type="float">
            <text:p>85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0_1</text:p>
          </table:table-cell>
          <table:table-cell office:value-type="float" office:value="359.16" calcext:value-type="float">
            <text:p>359.16</text:p>
          </table:table-cell>
          <table:table-cell table:formula="of:=[.B226]-273" office:value-type="float" office:value="86.16" calcext:value-type="float">
            <text:p>86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0_2</text:p>
          </table:table-cell>
          <table:table-cell office:value-type="float" office:value="359.16" calcext:value-type="float">
            <text:p>359.16</text:p>
          </table:table-cell>
          <table:table-cell table:formula="of:=[.B227]-273" office:value-type="float" office:value="86.16" calcext:value-type="float">
            <text:p>86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0_3</text:p>
          </table:table-cell>
          <table:table-cell office:value-type="float" office:value="358.6" calcext:value-type="float">
            <text:p>358.6</text:p>
          </table:table-cell>
          <table:table-cell table:formula="of:=[.B228]-273" office:value-type="float" office:value="85.6" calcext:value-type="float">
            <text:p>85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1_0</text:p>
          </table:table-cell>
          <table:table-cell office:value-type="float" office:value="359.16" calcext:value-type="float">
            <text:p>359.16</text:p>
          </table:table-cell>
          <table:table-cell table:formula="of:=[.B229]-273" office:value-type="float" office:value="86.16" calcext:value-type="float">
            <text:p>86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1_1</text:p>
          </table:table-cell>
          <table:table-cell office:value-type="float" office:value="359.81" calcext:value-type="float">
            <text:p>359.81</text:p>
          </table:table-cell>
          <table:table-cell table:formula="of:=[.B230]-273" office:value-type="float" office:value="86.81" calcext:value-type="float">
            <text:p>86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1_2</text:p>
          </table:table-cell>
          <table:table-cell office:value-type="float" office:value="359.81" calcext:value-type="float">
            <text:p>359.81</text:p>
          </table:table-cell>
          <table:table-cell table:formula="of:=[.B231]-273" office:value-type="float" office:value="86.81" calcext:value-type="float">
            <text:p>86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1_3</text:p>
          </table:table-cell>
          <table:table-cell office:value-type="float" office:value="359.16" calcext:value-type="float">
            <text:p>359.16</text:p>
          </table:table-cell>
          <table:table-cell table:formula="of:=[.B232]-273" office:value-type="float" office:value="86.16" calcext:value-type="float">
            <text:p>86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2_0</text:p>
          </table:table-cell>
          <table:table-cell office:value-type="float" office:value="359.16" calcext:value-type="float">
            <text:p>359.16</text:p>
          </table:table-cell>
          <table:table-cell table:formula="of:=[.B233]-273" office:value-type="float" office:value="86.16" calcext:value-type="float">
            <text:p>86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2_1</text:p>
          </table:table-cell>
          <table:table-cell office:value-type="float" office:value="359.81" calcext:value-type="float">
            <text:p>359.81</text:p>
          </table:table-cell>
          <table:table-cell table:formula="of:=[.B234]-273" office:value-type="float" office:value="86.81" calcext:value-type="float">
            <text:p>86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2_2</text:p>
          </table:table-cell>
          <table:table-cell office:value-type="float" office:value="359.81" calcext:value-type="float">
            <text:p>359.81</text:p>
          </table:table-cell>
          <table:table-cell table:formula="of:=[.B235]-273" office:value-type="float" office:value="86.81" calcext:value-type="float">
            <text:p>86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2_3</text:p>
          </table:table-cell>
          <table:table-cell office:value-type="float" office:value="359.16" calcext:value-type="float">
            <text:p>359.16</text:p>
          </table:table-cell>
          <table:table-cell table:formula="of:=[.B236]-273" office:value-type="float" office:value="86.16" calcext:value-type="float">
            <text:p>86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3_0</text:p>
          </table:table-cell>
          <table:table-cell office:value-type="float" office:value="358.6" calcext:value-type="float">
            <text:p>358.6</text:p>
          </table:table-cell>
          <table:table-cell table:formula="of:=[.B237]-273" office:value-type="float" office:value="85.6" calcext:value-type="float">
            <text:p>85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3_1</text:p>
          </table:table-cell>
          <table:table-cell office:value-type="float" office:value="359.16" calcext:value-type="float">
            <text:p>359.16</text:p>
          </table:table-cell>
          <table:table-cell table:formula="of:=[.B238]-273" office:value-type="float" office:value="86.16" calcext:value-type="float">
            <text:p>86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3_2</text:p>
          </table:table-cell>
          <table:table-cell office:value-type="float" office:value="359.16" calcext:value-type="float">
            <text:p>359.16</text:p>
          </table:table-cell>
          <table:table-cell table:formula="of:=[.B239]-273" office:value-type="float" office:value="86.16" calcext:value-type="float">
            <text:p>86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4_TB3_3</text:p>
          </table:table-cell>
          <table:table-cell office:value-type="float" office:value="358.6" calcext:value-type="float">
            <text:p>358.6</text:p>
          </table:table-cell>
          <table:table-cell table:formula="of:=[.B240]-273" office:value-type="float" office:value="85.6" calcext:value-type="float">
            <text:p>85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0_0</text:p>
          </table:table-cell>
          <table:table-cell office:value-type="float" office:value="353.41" calcext:value-type="float">
            <text:p>353.41</text:p>
          </table:table-cell>
          <table:table-cell table:formula="of:=[.B241]-273" office:value-type="float" office:value="80.41" calcext:value-type="float">
            <text:p>80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0_1</text:p>
          </table:table-cell>
          <table:table-cell office:value-type="float" office:value="354.01" calcext:value-type="float">
            <text:p>354.01</text:p>
          </table:table-cell>
          <table:table-cell table:formula="of:=[.B242]-273" office:value-type="float" office:value="81.01" calcext:value-type="float">
            <text:p>81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0_2</text:p>
          </table:table-cell>
          <table:table-cell office:value-type="float" office:value="354.01" calcext:value-type="float">
            <text:p>354.01</text:p>
          </table:table-cell>
          <table:table-cell table:formula="of:=[.B243]-273" office:value-type="float" office:value="81.01" calcext:value-type="float">
            <text:p>81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0_3</text:p>
          </table:table-cell>
          <table:table-cell office:value-type="float" office:value="353.41" calcext:value-type="float">
            <text:p>353.41</text:p>
          </table:table-cell>
          <table:table-cell table:formula="of:=[.B244]-273" office:value-type="float" office:value="80.41" calcext:value-type="float">
            <text:p>80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1_0</text:p>
          </table:table-cell>
          <table:table-cell office:value-type="float" office:value="354.01" calcext:value-type="float">
            <text:p>354.01</text:p>
          </table:table-cell>
          <table:table-cell table:formula="of:=[.B245]-273" office:value-type="float" office:value="81.01" calcext:value-type="float">
            <text:p>81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1_1</text:p>
          </table:table-cell>
          <table:table-cell office:value-type="float" office:value="354.69" calcext:value-type="float">
            <text:p>354.69</text:p>
          </table:table-cell>
          <table:table-cell table:formula="of:=[.B246]-273" office:value-type="float" office:value="81.69" calcext:value-type="float">
            <text:p>81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1_2</text:p>
          </table:table-cell>
          <table:table-cell office:value-type="float" office:value="354.69" calcext:value-type="float">
            <text:p>354.69</text:p>
          </table:table-cell>
          <table:table-cell table:formula="of:=[.B247]-273" office:value-type="float" office:value="81.69" calcext:value-type="float">
            <text:p>81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1_3</text:p>
          </table:table-cell>
          <table:table-cell office:value-type="float" office:value="354.01" calcext:value-type="float">
            <text:p>354.01</text:p>
          </table:table-cell>
          <table:table-cell table:formula="of:=[.B248]-273" office:value-type="float" office:value="81.01" calcext:value-type="float">
            <text:p>81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2_0</text:p>
          </table:table-cell>
          <table:table-cell office:value-type="float" office:value="354.01" calcext:value-type="float">
            <text:p>354.01</text:p>
          </table:table-cell>
          <table:table-cell table:formula="of:=[.B249]-273" office:value-type="float" office:value="81.01" calcext:value-type="float">
            <text:p>81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2_1</text:p>
          </table:table-cell>
          <table:table-cell office:value-type="float" office:value="354.69" calcext:value-type="float">
            <text:p>354.69</text:p>
          </table:table-cell>
          <table:table-cell table:formula="of:=[.B250]-273" office:value-type="float" office:value="81.69" calcext:value-type="float">
            <text:p>81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2_2</text:p>
          </table:table-cell>
          <table:table-cell office:value-type="float" office:value="354.69" calcext:value-type="float">
            <text:p>354.69</text:p>
          </table:table-cell>
          <table:table-cell table:formula="of:=[.B251]-273" office:value-type="float" office:value="81.69" calcext:value-type="float">
            <text:p>81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2_3</text:p>
          </table:table-cell>
          <table:table-cell office:value-type="float" office:value="354.01" calcext:value-type="float">
            <text:p>354.01</text:p>
          </table:table-cell>
          <table:table-cell table:formula="of:=[.B252]-273" office:value-type="float" office:value="81.01" calcext:value-type="float">
            <text:p>81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3_0</text:p>
          </table:table-cell>
          <table:table-cell office:value-type="float" office:value="353.41" calcext:value-type="float">
            <text:p>353.41</text:p>
          </table:table-cell>
          <table:table-cell table:formula="of:=[.B253]-273" office:value-type="float" office:value="80.41" calcext:value-type="float">
            <text:p>80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3_1</text:p>
          </table:table-cell>
          <table:table-cell office:value-type="float" office:value="354.01" calcext:value-type="float">
            <text:p>354.01</text:p>
          </table:table-cell>
          <table:table-cell table:formula="of:=[.B254]-273" office:value-type="float" office:value="81.01" calcext:value-type="float">
            <text:p>81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3_2</text:p>
          </table:table-cell>
          <table:table-cell office:value-type="float" office:value="354.01" calcext:value-type="float">
            <text:p>354.01</text:p>
          </table:table-cell>
          <table:table-cell table:formula="of:=[.B255]-273" office:value-type="float" office:value="81.01" calcext:value-type="float">
            <text:p>81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5_B3_3</text:p>
          </table:table-cell>
          <table:table-cell office:value-type="float" office:value="353.41" calcext:value-type="float">
            <text:p>353.41</text:p>
          </table:table-cell>
          <table:table-cell table:formula="of:=[.B256]-273" office:value-type="float" office:value="80.41" calcext:value-type="float">
            <text:p>80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0_0</text:p>
          </table:table-cell>
          <table:table-cell office:value-type="float" office:value="352.82" calcext:value-type="float">
            <text:p>352.82</text:p>
          </table:table-cell>
          <table:table-cell table:formula="of:=[.B257]-273" office:value-type="float" office:value="79.82" calcext:value-type="float">
            <text:p>79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0_1</text:p>
          </table:table-cell>
          <table:table-cell office:value-type="float" office:value="353.42" calcext:value-type="float">
            <text:p>353.42</text:p>
          </table:table-cell>
          <table:table-cell table:formula="of:=[.B258]-273" office:value-type="float" office:value="80.42" calcext:value-type="float">
            <text:p>80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0_2</text:p>
          </table:table-cell>
          <table:table-cell office:value-type="float" office:value="353.42" calcext:value-type="float">
            <text:p>353.42</text:p>
          </table:table-cell>
          <table:table-cell table:formula="of:=[.B259]-273" office:value-type="float" office:value="80.42" calcext:value-type="float">
            <text:p>80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0_3</text:p>
          </table:table-cell>
          <table:table-cell office:value-type="float" office:value="352.82" calcext:value-type="float">
            <text:p>352.82</text:p>
          </table:table-cell>
          <table:table-cell table:formula="of:=[.B260]-273" office:value-type="float" office:value="79.82" calcext:value-type="float">
            <text:p>79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1_0</text:p>
          </table:table-cell>
          <table:table-cell office:value-type="float" office:value="353.42" calcext:value-type="float">
            <text:p>353.42</text:p>
          </table:table-cell>
          <table:table-cell table:formula="of:=[.B261]-273" office:value-type="float" office:value="80.42" calcext:value-type="float">
            <text:p>80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1_1</text:p>
          </table:table-cell>
          <table:table-cell office:value-type="float" office:value="354.11" calcext:value-type="float">
            <text:p>354.11</text:p>
          </table:table-cell>
          <table:table-cell table:formula="of:=[.B262]-273" office:value-type="float" office:value="81.11" calcext:value-type="float">
            <text:p>81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1_2</text:p>
          </table:table-cell>
          <table:table-cell office:value-type="float" office:value="354.11" calcext:value-type="float">
            <text:p>354.11</text:p>
          </table:table-cell>
          <table:table-cell table:formula="of:=[.B263]-273" office:value-type="float" office:value="81.11" calcext:value-type="float">
            <text:p>81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1_3</text:p>
          </table:table-cell>
          <table:table-cell office:value-type="float" office:value="353.42" calcext:value-type="float">
            <text:p>353.42</text:p>
          </table:table-cell>
          <table:table-cell table:formula="of:=[.B264]-273" office:value-type="float" office:value="80.42" calcext:value-type="float">
            <text:p>80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2_0</text:p>
          </table:table-cell>
          <table:table-cell office:value-type="float" office:value="353.42" calcext:value-type="float">
            <text:p>353.42</text:p>
          </table:table-cell>
          <table:table-cell table:formula="of:=[.B265]-273" office:value-type="float" office:value="80.42" calcext:value-type="float">
            <text:p>80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2_1</text:p>
          </table:table-cell>
          <table:table-cell office:value-type="float" office:value="354.11" calcext:value-type="float">
            <text:p>354.11</text:p>
          </table:table-cell>
          <table:table-cell table:formula="of:=[.B266]-273" office:value-type="float" office:value="81.11" calcext:value-type="float">
            <text:p>81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2_2</text:p>
          </table:table-cell>
          <table:table-cell office:value-type="float" office:value="354.11" calcext:value-type="float">
            <text:p>354.11</text:p>
          </table:table-cell>
          <table:table-cell table:formula="of:=[.B267]-273" office:value-type="float" office:value="81.11" calcext:value-type="float">
            <text:p>81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2_3</text:p>
          </table:table-cell>
          <table:table-cell office:value-type="float" office:value="353.42" calcext:value-type="float">
            <text:p>353.42</text:p>
          </table:table-cell>
          <table:table-cell table:formula="of:=[.B268]-273" office:value-type="float" office:value="80.42" calcext:value-type="float">
            <text:p>80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3_0</text:p>
          </table:table-cell>
          <table:table-cell office:value-type="float" office:value="352.82" calcext:value-type="float">
            <text:p>352.82</text:p>
          </table:table-cell>
          <table:table-cell table:formula="of:=[.B269]-273" office:value-type="float" office:value="79.82" calcext:value-type="float">
            <text:p>79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3_1</text:p>
          </table:table-cell>
          <table:table-cell office:value-type="float" office:value="353.42" calcext:value-type="float">
            <text:p>353.42</text:p>
          </table:table-cell>
          <table:table-cell table:formula="of:=[.B270]-273" office:value-type="float" office:value="80.42" calcext:value-type="float">
            <text:p>80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3_2</text:p>
          </table:table-cell>
          <table:table-cell office:value-type="float" office:value="353.42" calcext:value-type="float">
            <text:p>353.42</text:p>
          </table:table-cell>
          <table:table-cell table:formula="of:=[.B271]-273" office:value-type="float" office:value="80.42" calcext:value-type="float">
            <text:p>80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6_TB3_3</text:p>
          </table:table-cell>
          <table:table-cell office:value-type="float" office:value="352.82" calcext:value-type="float">
            <text:p>352.82</text:p>
          </table:table-cell>
          <table:table-cell table:formula="of:=[.B272]-273" office:value-type="float" office:value="79.82" calcext:value-type="float">
            <text:p>79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0_0</text:p>
          </table:table-cell>
          <table:table-cell office:value-type="float" office:value="346.9" calcext:value-type="float">
            <text:p>346.9</text:p>
          </table:table-cell>
          <table:table-cell table:formula="of:=[.B273]-273" office:value-type="float" office:value="73.9" calcext:value-type="float">
            <text:p>73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0_1</text:p>
          </table:table-cell>
          <table:table-cell office:value-type="float" office:value="347.53" calcext:value-type="float">
            <text:p>347.53</text:p>
          </table:table-cell>
          <table:table-cell table:formula="of:=[.B274]-273" office:value-type="float" office:value="74.53" calcext:value-type="float">
            <text:p>74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0_2</text:p>
          </table:table-cell>
          <table:table-cell office:value-type="float" office:value="347.53" calcext:value-type="float">
            <text:p>347.53</text:p>
          </table:table-cell>
          <table:table-cell table:formula="of:=[.B275]-273" office:value-type="float" office:value="74.53" calcext:value-type="float">
            <text:p>74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0_3</text:p>
          </table:table-cell>
          <table:table-cell office:value-type="float" office:value="346.9" calcext:value-type="float">
            <text:p>346.9</text:p>
          </table:table-cell>
          <table:table-cell table:formula="of:=[.B276]-273" office:value-type="float" office:value="73.9" calcext:value-type="float">
            <text:p>73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1_0</text:p>
          </table:table-cell>
          <table:table-cell office:value-type="float" office:value="347.53" calcext:value-type="float">
            <text:p>347.53</text:p>
          </table:table-cell>
          <table:table-cell table:formula="of:=[.B277]-273" office:value-type="float" office:value="74.53" calcext:value-type="float">
            <text:p>74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1_1</text:p>
          </table:table-cell>
          <table:table-cell office:value-type="float" office:value="348.27" calcext:value-type="float">
            <text:p>348.27</text:p>
          </table:table-cell>
          <table:table-cell table:formula="of:=[.B278]-273" office:value-type="float" office:value="75.27" calcext:value-type="float">
            <text:p>75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1_2</text:p>
          </table:table-cell>
          <table:table-cell office:value-type="float" office:value="348.27" calcext:value-type="float">
            <text:p>348.27</text:p>
          </table:table-cell>
          <table:table-cell table:formula="of:=[.B279]-273" office:value-type="float" office:value="75.27" calcext:value-type="float">
            <text:p>75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1_3</text:p>
          </table:table-cell>
          <table:table-cell office:value-type="float" office:value="347.53" calcext:value-type="float">
            <text:p>347.53</text:p>
          </table:table-cell>
          <table:table-cell table:formula="of:=[.B280]-273" office:value-type="float" office:value="74.53" calcext:value-type="float">
            <text:p>74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2_0</text:p>
          </table:table-cell>
          <table:table-cell office:value-type="float" office:value="347.53" calcext:value-type="float">
            <text:p>347.53</text:p>
          </table:table-cell>
          <table:table-cell table:formula="of:=[.B281]-273" office:value-type="float" office:value="74.53" calcext:value-type="float">
            <text:p>74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2_1</text:p>
          </table:table-cell>
          <table:table-cell office:value-type="float" office:value="348.27" calcext:value-type="float">
            <text:p>348.27</text:p>
          </table:table-cell>
          <table:table-cell table:formula="of:=[.B282]-273" office:value-type="float" office:value="75.27" calcext:value-type="float">
            <text:p>75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2_2</text:p>
          </table:table-cell>
          <table:table-cell office:value-type="float" office:value="348.27" calcext:value-type="float">
            <text:p>348.27</text:p>
          </table:table-cell>
          <table:table-cell table:formula="of:=[.B283]-273" office:value-type="float" office:value="75.27" calcext:value-type="float">
            <text:p>75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2_3</text:p>
          </table:table-cell>
          <table:table-cell office:value-type="float" office:value="347.53" calcext:value-type="float">
            <text:p>347.53</text:p>
          </table:table-cell>
          <table:table-cell table:formula="of:=[.B284]-273" office:value-type="float" office:value="74.53" calcext:value-type="float">
            <text:p>74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3_0</text:p>
          </table:table-cell>
          <table:table-cell office:value-type="float" office:value="346.9" calcext:value-type="float">
            <text:p>346.9</text:p>
          </table:table-cell>
          <table:table-cell table:formula="of:=[.B285]-273" office:value-type="float" office:value="73.9" calcext:value-type="float">
            <text:p>73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3_1</text:p>
          </table:table-cell>
          <table:table-cell office:value-type="float" office:value="347.53" calcext:value-type="float">
            <text:p>347.53</text:p>
          </table:table-cell>
          <table:table-cell table:formula="of:=[.B286]-273" office:value-type="float" office:value="74.53" calcext:value-type="float">
            <text:p>74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3_2</text:p>
          </table:table-cell>
          <table:table-cell office:value-type="float" office:value="347.53" calcext:value-type="float">
            <text:p>347.53</text:p>
          </table:table-cell>
          <table:table-cell table:formula="of:=[.B287]-273" office:value-type="float" office:value="74.53" calcext:value-type="float">
            <text:p>74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7_B3_3</text:p>
          </table:table-cell>
          <table:table-cell office:value-type="float" office:value="346.9" calcext:value-type="float">
            <text:p>346.9</text:p>
          </table:table-cell>
          <table:table-cell table:formula="of:=[.B288]-273" office:value-type="float" office:value="73.9" calcext:value-type="float">
            <text:p>73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0_0</text:p>
          </table:table-cell>
          <table:table-cell office:value-type="float" office:value="346.24" calcext:value-type="float">
            <text:p>346.24</text:p>
          </table:table-cell>
          <table:table-cell table:formula="of:=[.B289]-273" office:value-type="float" office:value="73.24" calcext:value-type="float">
            <text:p>73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0_1</text:p>
          </table:table-cell>
          <table:table-cell office:value-type="float" office:value="346.88" calcext:value-type="float">
            <text:p>346.88</text:p>
          </table:table-cell>
          <table:table-cell table:formula="of:=[.B290]-273" office:value-type="float" office:value="73.88" calcext:value-type="float">
            <text:p>73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0_2</text:p>
          </table:table-cell>
          <table:table-cell office:value-type="float" office:value="346.88" calcext:value-type="float">
            <text:p>346.88</text:p>
          </table:table-cell>
          <table:table-cell table:formula="of:=[.B291]-273" office:value-type="float" office:value="73.88" calcext:value-type="float">
            <text:p>73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0_3</text:p>
          </table:table-cell>
          <table:table-cell office:value-type="float" office:value="346.24" calcext:value-type="float">
            <text:p>346.24</text:p>
          </table:table-cell>
          <table:table-cell table:formula="of:=[.B292]-273" office:value-type="float" office:value="73.24" calcext:value-type="float">
            <text:p>73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1_0</text:p>
          </table:table-cell>
          <table:table-cell office:value-type="float" office:value="346.88" calcext:value-type="float">
            <text:p>346.88</text:p>
          </table:table-cell>
          <table:table-cell table:formula="of:=[.B293]-273" office:value-type="float" office:value="73.88" calcext:value-type="float">
            <text:p>73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1_1</text:p>
          </table:table-cell>
          <table:table-cell office:value-type="float" office:value="347.62" calcext:value-type="float">
            <text:p>347.62</text:p>
          </table:table-cell>
          <table:table-cell table:formula="of:=[.B294]-273" office:value-type="float" office:value="74.62" calcext:value-type="float">
            <text:p>74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1_2</text:p>
          </table:table-cell>
          <table:table-cell office:value-type="float" office:value="347.62" calcext:value-type="float">
            <text:p>347.62</text:p>
          </table:table-cell>
          <table:table-cell table:formula="of:=[.B295]-273" office:value-type="float" office:value="74.62" calcext:value-type="float">
            <text:p>74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1_3</text:p>
          </table:table-cell>
          <table:table-cell office:value-type="float" office:value="346.88" calcext:value-type="float">
            <text:p>346.88</text:p>
          </table:table-cell>
          <table:table-cell table:formula="of:=[.B296]-273" office:value-type="float" office:value="73.88" calcext:value-type="float">
            <text:p>73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2_0</text:p>
          </table:table-cell>
          <table:table-cell office:value-type="float" office:value="346.88" calcext:value-type="float">
            <text:p>346.88</text:p>
          </table:table-cell>
          <table:table-cell table:formula="of:=[.B297]-273" office:value-type="float" office:value="73.88" calcext:value-type="float">
            <text:p>73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2_1</text:p>
          </table:table-cell>
          <table:table-cell office:value-type="float" office:value="347.62" calcext:value-type="float">
            <text:p>347.62</text:p>
          </table:table-cell>
          <table:table-cell table:formula="of:=[.B298]-273" office:value-type="float" office:value="74.62" calcext:value-type="float">
            <text:p>74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2_2</text:p>
          </table:table-cell>
          <table:table-cell office:value-type="float" office:value="347.62" calcext:value-type="float">
            <text:p>347.62</text:p>
          </table:table-cell>
          <table:table-cell table:formula="of:=[.B299]-273" office:value-type="float" office:value="74.62" calcext:value-type="float">
            <text:p>74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2_3</text:p>
          </table:table-cell>
          <table:table-cell office:value-type="float" office:value="346.88" calcext:value-type="float">
            <text:p>346.88</text:p>
          </table:table-cell>
          <table:table-cell table:formula="of:=[.B300]-273" office:value-type="float" office:value="73.88" calcext:value-type="float">
            <text:p>73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3_0</text:p>
          </table:table-cell>
          <table:table-cell office:value-type="float" office:value="346.24" calcext:value-type="float">
            <text:p>346.24</text:p>
          </table:table-cell>
          <table:table-cell table:formula="of:=[.B301]-273" office:value-type="float" office:value="73.24" calcext:value-type="float">
            <text:p>73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3_1</text:p>
          </table:table-cell>
          <table:table-cell office:value-type="float" office:value="346.88" calcext:value-type="float">
            <text:p>346.88</text:p>
          </table:table-cell>
          <table:table-cell table:formula="of:=[.B302]-273" office:value-type="float" office:value="73.88" calcext:value-type="float">
            <text:p>73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3_2</text:p>
          </table:table-cell>
          <table:table-cell office:value-type="float" office:value="346.88" calcext:value-type="float">
            <text:p>346.88</text:p>
          </table:table-cell>
          <table:table-cell table:formula="of:=[.B303]-273" office:value-type="float" office:value="73.88" calcext:value-type="float">
            <text:p>73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8_TB3_3</text:p>
          </table:table-cell>
          <table:table-cell office:value-type="float" office:value="346.24" calcext:value-type="float">
            <text:p>346.24</text:p>
          </table:table-cell>
          <table:table-cell table:formula="of:=[.B304]-273" office:value-type="float" office:value="73.24" calcext:value-type="float">
            <text:p>73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0_0</text:p>
          </table:table-cell>
          <table:table-cell office:value-type="float" office:value="339.63" calcext:value-type="float">
            <text:p>339.63</text:p>
          </table:table-cell>
          <table:table-cell table:formula="of:=[.B305]-273" office:value-type="float" office:value="66.63" calcext:value-type="float">
            <text:p>66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0_1</text:p>
          </table:table-cell>
          <table:table-cell office:value-type="float" office:value="340.3" calcext:value-type="float">
            <text:p>340.3</text:p>
          </table:table-cell>
          <table:table-cell table:formula="of:=[.B306]-273" office:value-type="float" office:value="67.3" calcext:value-type="float">
            <text:p>67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0_2</text:p>
          </table:table-cell>
          <table:table-cell office:value-type="float" office:value="340.3" calcext:value-type="float">
            <text:p>340.3</text:p>
          </table:table-cell>
          <table:table-cell table:formula="of:=[.B307]-273" office:value-type="float" office:value="67.3" calcext:value-type="float">
            <text:p>67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0_3</text:p>
          </table:table-cell>
          <table:table-cell office:value-type="float" office:value="339.63" calcext:value-type="float">
            <text:p>339.63</text:p>
          </table:table-cell>
          <table:table-cell table:formula="of:=[.B308]-273" office:value-type="float" office:value="66.63" calcext:value-type="float">
            <text:p>66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1_0</text:p>
          </table:table-cell>
          <table:table-cell office:value-type="float" office:value="340.3" calcext:value-type="float">
            <text:p>340.3</text:p>
          </table:table-cell>
          <table:table-cell table:formula="of:=[.B309]-273" office:value-type="float" office:value="67.3" calcext:value-type="float">
            <text:p>67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1_1</text:p>
          </table:table-cell>
          <table:table-cell office:value-type="float" office:value="341.09" calcext:value-type="float">
            <text:p>341.09</text:p>
          </table:table-cell>
          <table:table-cell table:formula="of:=[.B310]-273" office:value-type="float" office:value="68.09" calcext:value-type="float">
            <text:p>68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1_2</text:p>
          </table:table-cell>
          <table:table-cell office:value-type="float" office:value="341.09" calcext:value-type="float">
            <text:p>341.09</text:p>
          </table:table-cell>
          <table:table-cell table:formula="of:=[.B311]-273" office:value-type="float" office:value="68.09" calcext:value-type="float">
            <text:p>68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1_3</text:p>
          </table:table-cell>
          <table:table-cell office:value-type="float" office:value="340.3" calcext:value-type="float">
            <text:p>340.3</text:p>
          </table:table-cell>
          <table:table-cell table:formula="of:=[.B312]-273" office:value-type="float" office:value="67.3" calcext:value-type="float">
            <text:p>67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2_0</text:p>
          </table:table-cell>
          <table:table-cell office:value-type="float" office:value="340.3" calcext:value-type="float">
            <text:p>340.3</text:p>
          </table:table-cell>
          <table:table-cell table:formula="of:=[.B313]-273" office:value-type="float" office:value="67.3" calcext:value-type="float">
            <text:p>67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2_1</text:p>
          </table:table-cell>
          <table:table-cell office:value-type="float" office:value="341.09" calcext:value-type="float">
            <text:p>341.09</text:p>
          </table:table-cell>
          <table:table-cell table:formula="of:=[.B314]-273" office:value-type="float" office:value="68.09" calcext:value-type="float">
            <text:p>68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2_2</text:p>
          </table:table-cell>
          <table:table-cell office:value-type="float" office:value="341.09" calcext:value-type="float">
            <text:p>341.09</text:p>
          </table:table-cell>
          <table:table-cell table:formula="of:=[.B315]-273" office:value-type="float" office:value="68.09" calcext:value-type="float">
            <text:p>68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2_3</text:p>
          </table:table-cell>
          <table:table-cell office:value-type="float" office:value="340.3" calcext:value-type="float">
            <text:p>340.3</text:p>
          </table:table-cell>
          <table:table-cell table:formula="of:=[.B316]-273" office:value-type="float" office:value="67.3" calcext:value-type="float">
            <text:p>67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3_0</text:p>
          </table:table-cell>
          <table:table-cell office:value-type="float" office:value="339.63" calcext:value-type="float">
            <text:p>339.63</text:p>
          </table:table-cell>
          <table:table-cell table:formula="of:=[.B317]-273" office:value-type="float" office:value="66.63" calcext:value-type="float">
            <text:p>66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3_1</text:p>
          </table:table-cell>
          <table:table-cell office:value-type="float" office:value="340.3" calcext:value-type="float">
            <text:p>340.3</text:p>
          </table:table-cell>
          <table:table-cell table:formula="of:=[.B318]-273" office:value-type="float" office:value="67.3" calcext:value-type="float">
            <text:p>67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3_2</text:p>
          </table:table-cell>
          <table:table-cell office:value-type="float" office:value="340.3" calcext:value-type="float">
            <text:p>340.3</text:p>
          </table:table-cell>
          <table:table-cell table:formula="of:=[.B319]-273" office:value-type="float" office:value="67.3" calcext:value-type="float">
            <text:p>67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19_B3_3</text:p>
          </table:table-cell>
          <table:table-cell office:value-type="float" office:value="339.63" calcext:value-type="float">
            <text:p>339.63</text:p>
          </table:table-cell>
          <table:table-cell table:formula="of:=[.B320]-273" office:value-type="float" office:value="66.63" calcext:value-type="float">
            <text:p>66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0_0</text:p>
          </table:table-cell>
          <table:table-cell office:value-type="float" office:value="338.9" calcext:value-type="float">
            <text:p>338.9</text:p>
          </table:table-cell>
          <table:table-cell table:formula="of:=[.B321]-273" office:value-type="float" office:value="65.9" calcext:value-type="float">
            <text:p>65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0_1</text:p>
          </table:table-cell>
          <table:table-cell office:value-type="float" office:value="339.58" calcext:value-type="float">
            <text:p>339.58</text:p>
          </table:table-cell>
          <table:table-cell table:formula="of:=[.B322]-273" office:value-type="float" office:value="66.58" calcext:value-type="float">
            <text:p>66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0_2</text:p>
          </table:table-cell>
          <table:table-cell office:value-type="float" office:value="339.58" calcext:value-type="float">
            <text:p>339.58</text:p>
          </table:table-cell>
          <table:table-cell table:formula="of:=[.B323]-273" office:value-type="float" office:value="66.58" calcext:value-type="float">
            <text:p>66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0_3</text:p>
          </table:table-cell>
          <table:table-cell office:value-type="float" office:value="338.9" calcext:value-type="float">
            <text:p>338.9</text:p>
          </table:table-cell>
          <table:table-cell table:formula="of:=[.B324]-273" office:value-type="float" office:value="65.9" calcext:value-type="float">
            <text:p>65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1_0</text:p>
          </table:table-cell>
          <table:table-cell office:value-type="float" office:value="339.58" calcext:value-type="float">
            <text:p>339.58</text:p>
          </table:table-cell>
          <table:table-cell table:formula="of:=[.B325]-273" office:value-type="float" office:value="66.58" calcext:value-type="float">
            <text:p>66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1_1</text:p>
          </table:table-cell>
          <table:table-cell office:value-type="float" office:value="340.37" calcext:value-type="float">
            <text:p>340.37</text:p>
          </table:table-cell>
          <table:table-cell table:formula="of:=[.B326]-273" office:value-type="float" office:value="67.37" calcext:value-type="float">
            <text:p>67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1_2</text:p>
          </table:table-cell>
          <table:table-cell office:value-type="float" office:value="340.37" calcext:value-type="float">
            <text:p>340.37</text:p>
          </table:table-cell>
          <table:table-cell table:formula="of:=[.B327]-273" office:value-type="float" office:value="67.37" calcext:value-type="float">
            <text:p>67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1_3</text:p>
          </table:table-cell>
          <table:table-cell office:value-type="float" office:value="339.58" calcext:value-type="float">
            <text:p>339.58</text:p>
          </table:table-cell>
          <table:table-cell table:formula="of:=[.B328]-273" office:value-type="float" office:value="66.58" calcext:value-type="float">
            <text:p>66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2_0</text:p>
          </table:table-cell>
          <table:table-cell office:value-type="float" office:value="339.58" calcext:value-type="float">
            <text:p>339.58</text:p>
          </table:table-cell>
          <table:table-cell table:formula="of:=[.B329]-273" office:value-type="float" office:value="66.58" calcext:value-type="float">
            <text:p>66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2_1</text:p>
          </table:table-cell>
          <table:table-cell office:value-type="float" office:value="340.37" calcext:value-type="float">
            <text:p>340.37</text:p>
          </table:table-cell>
          <table:table-cell table:formula="of:=[.B330]-273" office:value-type="float" office:value="67.37" calcext:value-type="float">
            <text:p>67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2_2</text:p>
          </table:table-cell>
          <table:table-cell office:value-type="float" office:value="340.37" calcext:value-type="float">
            <text:p>340.37</text:p>
          </table:table-cell>
          <table:table-cell table:formula="of:=[.B331]-273" office:value-type="float" office:value="67.37" calcext:value-type="float">
            <text:p>67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2_3</text:p>
          </table:table-cell>
          <table:table-cell office:value-type="float" office:value="339.58" calcext:value-type="float">
            <text:p>339.58</text:p>
          </table:table-cell>
          <table:table-cell table:formula="of:=[.B332]-273" office:value-type="float" office:value="66.58" calcext:value-type="float">
            <text:p>66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3_0</text:p>
          </table:table-cell>
          <table:table-cell office:value-type="float" office:value="338.9" calcext:value-type="float">
            <text:p>338.9</text:p>
          </table:table-cell>
          <table:table-cell table:formula="of:=[.B333]-273" office:value-type="float" office:value="65.9" calcext:value-type="float">
            <text:p>65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3_1</text:p>
          </table:table-cell>
          <table:table-cell office:value-type="float" office:value="339.58" calcext:value-type="float">
            <text:p>339.58</text:p>
          </table:table-cell>
          <table:table-cell table:formula="of:=[.B334]-273" office:value-type="float" office:value="66.58" calcext:value-type="float">
            <text:p>66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3_2</text:p>
          </table:table-cell>
          <table:table-cell office:value-type="float" office:value="339.58" calcext:value-type="float">
            <text:p>339.58</text:p>
          </table:table-cell>
          <table:table-cell table:formula="of:=[.B335]-273" office:value-type="float" office:value="66.58" calcext:value-type="float">
            <text:p>66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_20_TB3_3</text:p>
          </table:table-cell>
          <table:table-cell office:value-type="float" office:value="338.9" calcext:value-type="float">
            <text:p>338.9</text:p>
          </table:table-cell>
          <table:table-cell table:formula="of:=[.B336]-273" office:value-type="float" office:value="65.9" calcext:value-type="float">
            <text:p>65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0_0</text:p>
          </table:table-cell>
          <table:table-cell office:value-type="float" office:value="331.64" calcext:value-type="float">
            <text:p>331.64</text:p>
          </table:table-cell>
          <table:table-cell table:formula="of:=[.B337]-273" office:value-type="float" office:value="58.64" calcext:value-type="float">
            <text:p>5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0_1</text:p>
          </table:table-cell>
          <table:table-cell office:value-type="float" office:value="332.34" calcext:value-type="float">
            <text:p>332.34</text:p>
          </table:table-cell>
          <table:table-cell table:formula="of:=[.B338]-273" office:value-type="float" office:value="59.34" calcext:value-type="float">
            <text:p>59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0_2</text:p>
          </table:table-cell>
          <table:table-cell office:value-type="float" office:value="332.34" calcext:value-type="float">
            <text:p>332.34</text:p>
          </table:table-cell>
          <table:table-cell table:formula="of:=[.B339]-273" office:value-type="float" office:value="59.34" calcext:value-type="float">
            <text:p>59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0_3</text:p>
          </table:table-cell>
          <table:table-cell office:value-type="float" office:value="331.64" calcext:value-type="float">
            <text:p>331.64</text:p>
          </table:table-cell>
          <table:table-cell table:formula="of:=[.B340]-273" office:value-type="float" office:value="58.64" calcext:value-type="float">
            <text:p>5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1_0</text:p>
          </table:table-cell>
          <table:table-cell office:value-type="float" office:value="332.34" calcext:value-type="float">
            <text:p>332.34</text:p>
          </table:table-cell>
          <table:table-cell table:formula="of:=[.B341]-273" office:value-type="float" office:value="59.34" calcext:value-type="float">
            <text:p>59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1_1</text:p>
          </table:table-cell>
          <table:table-cell office:value-type="float" office:value="333.19" calcext:value-type="float">
            <text:p>333.19</text:p>
          </table:table-cell>
          <table:table-cell table:formula="of:=[.B342]-273" office:value-type="float" office:value="60.19" calcext:value-type="float">
            <text:p>60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1_2</text:p>
          </table:table-cell>
          <table:table-cell office:value-type="float" office:value="333.19" calcext:value-type="float">
            <text:p>333.19</text:p>
          </table:table-cell>
          <table:table-cell table:formula="of:=[.B343]-273" office:value-type="float" office:value="60.19" calcext:value-type="float">
            <text:p>60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1_3</text:p>
          </table:table-cell>
          <table:table-cell office:value-type="float" office:value="332.34" calcext:value-type="float">
            <text:p>332.34</text:p>
          </table:table-cell>
          <table:table-cell table:formula="of:=[.B344]-273" office:value-type="float" office:value="59.34" calcext:value-type="float">
            <text:p>59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2_0</text:p>
          </table:table-cell>
          <table:table-cell office:value-type="float" office:value="332.34" calcext:value-type="float">
            <text:p>332.34</text:p>
          </table:table-cell>
          <table:table-cell table:formula="of:=[.B345]-273" office:value-type="float" office:value="59.34" calcext:value-type="float">
            <text:p>59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2_1</text:p>
          </table:table-cell>
          <table:table-cell office:value-type="float" office:value="333.19" calcext:value-type="float">
            <text:p>333.19</text:p>
          </table:table-cell>
          <table:table-cell table:formula="of:=[.B346]-273" office:value-type="float" office:value="60.19" calcext:value-type="float">
            <text:p>60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2_2</text:p>
          </table:table-cell>
          <table:table-cell office:value-type="float" office:value="333.19" calcext:value-type="float">
            <text:p>333.19</text:p>
          </table:table-cell>
          <table:table-cell table:formula="of:=[.B347]-273" office:value-type="float" office:value="60.19" calcext:value-type="float">
            <text:p>60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2_3</text:p>
          </table:table-cell>
          <table:table-cell office:value-type="float" office:value="332.34" calcext:value-type="float">
            <text:p>332.34</text:p>
          </table:table-cell>
          <table:table-cell table:formula="of:=[.B348]-273" office:value-type="float" office:value="59.34" calcext:value-type="float">
            <text:p>59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3_0</text:p>
          </table:table-cell>
          <table:table-cell office:value-type="float" office:value="331.64" calcext:value-type="float">
            <text:p>331.64</text:p>
          </table:table-cell>
          <table:table-cell table:formula="of:=[.B349]-273" office:value-type="float" office:value="58.64" calcext:value-type="float">
            <text:p>5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3_1</text:p>
          </table:table-cell>
          <table:table-cell office:value-type="float" office:value="332.34" calcext:value-type="float">
            <text:p>332.34</text:p>
          </table:table-cell>
          <table:table-cell table:formula="of:=[.B350]-273" office:value-type="float" office:value="59.34" calcext:value-type="float">
            <text:p>59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3_2</text:p>
          </table:table-cell>
          <table:table-cell office:value-type="float" office:value="332.34" calcext:value-type="float">
            <text:p>332.34</text:p>
          </table:table-cell>
          <table:table-cell table:formula="of:=[.B351]-273" office:value-type="float" office:value="59.34" calcext:value-type="float">
            <text:p>59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p_TB3_3</text:p>
          </table:table-cell>
          <table:table-cell office:value-type="float" office:value="331.64" calcext:value-type="float">
            <text:p>331.64</text:p>
          </table:table-cell>
          <table:table-cell table:formula="of:=[.B352]-273" office:value-type="float" office:value="58.64" calcext:value-type="float">
            <text:p>5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0_0</text:p>
          </table:table-cell>
          <table:table-cell office:value-type="float" office:value="328.99" calcext:value-type="float">
            <text:p>328.99</text:p>
          </table:table-cell>
          <table:table-cell table:formula="of:=[.B353]-273" office:value-type="float" office:value="55.99" calcext:value-type="float">
            <text:p>55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0_1</text:p>
          </table:table-cell>
          <table:table-cell office:value-type="float" office:value="329.51" calcext:value-type="float">
            <text:p>329.51</text:p>
          </table:table-cell>
          <table:table-cell table:formula="of:=[.B354]-273" office:value-type="float" office:value="56.51" calcext:value-type="float">
            <text:p>56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0_2</text:p>
          </table:table-cell>
          <table:table-cell office:value-type="float" office:value="329.51" calcext:value-type="float">
            <text:p>329.51</text:p>
          </table:table-cell>
          <table:table-cell table:formula="of:=[.B355]-273" office:value-type="float" office:value="56.51" calcext:value-type="float">
            <text:p>56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0_3</text:p>
          </table:table-cell>
          <table:table-cell office:value-type="float" office:value="328.99" calcext:value-type="float">
            <text:p>328.99</text:p>
          </table:table-cell>
          <table:table-cell table:formula="of:=[.B356]-273" office:value-type="float" office:value="55.99" calcext:value-type="float">
            <text:p>55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1_0</text:p>
          </table:table-cell>
          <table:table-cell office:value-type="float" office:value="329.51" calcext:value-type="float">
            <text:p>329.51</text:p>
          </table:table-cell>
          <table:table-cell table:formula="of:=[.B357]-273" office:value-type="float" office:value="56.51" calcext:value-type="float">
            <text:p>56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1_1</text:p>
          </table:table-cell>
          <table:table-cell office:value-type="float" office:value="330.14" calcext:value-type="float">
            <text:p>330.14</text:p>
          </table:table-cell>
          <table:table-cell table:formula="of:=[.B358]-273" office:value-type="float" office:value="57.14" calcext:value-type="float">
            <text:p>57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1_2</text:p>
          </table:table-cell>
          <table:table-cell office:value-type="float" office:value="330.14" calcext:value-type="float">
            <text:p>330.14</text:p>
          </table:table-cell>
          <table:table-cell table:formula="of:=[.B359]-273" office:value-type="float" office:value="57.14" calcext:value-type="float">
            <text:p>57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1_3</text:p>
          </table:table-cell>
          <table:table-cell office:value-type="float" office:value="329.51" calcext:value-type="float">
            <text:p>329.51</text:p>
          </table:table-cell>
          <table:table-cell table:formula="of:=[.B360]-273" office:value-type="float" office:value="56.51" calcext:value-type="float">
            <text:p>56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2_0</text:p>
          </table:table-cell>
          <table:table-cell office:value-type="float" office:value="329.51" calcext:value-type="float">
            <text:p>329.51</text:p>
          </table:table-cell>
          <table:table-cell table:formula="of:=[.B361]-273" office:value-type="float" office:value="56.51" calcext:value-type="float">
            <text:p>56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2_1</text:p>
          </table:table-cell>
          <table:table-cell office:value-type="float" office:value="330.14" calcext:value-type="float">
            <text:p>330.14</text:p>
          </table:table-cell>
          <table:table-cell table:formula="of:=[.B362]-273" office:value-type="float" office:value="57.14" calcext:value-type="float">
            <text:p>57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2_2</text:p>
          </table:table-cell>
          <table:table-cell office:value-type="float" office:value="330.14" calcext:value-type="float">
            <text:p>330.14</text:p>
          </table:table-cell>
          <table:table-cell table:formula="of:=[.B363]-273" office:value-type="float" office:value="57.14" calcext:value-type="float">
            <text:p>57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2_3</text:p>
          </table:table-cell>
          <table:table-cell office:value-type="float" office:value="329.51" calcext:value-type="float">
            <text:p>329.51</text:p>
          </table:table-cell>
          <table:table-cell table:formula="of:=[.B364]-273" office:value-type="float" office:value="56.51" calcext:value-type="float">
            <text:p>56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3_0</text:p>
          </table:table-cell>
          <table:table-cell office:value-type="float" office:value="328.99" calcext:value-type="float">
            <text:p>328.99</text:p>
          </table:table-cell>
          <table:table-cell table:formula="of:=[.B365]-273" office:value-type="float" office:value="55.99" calcext:value-type="float">
            <text:p>55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3_1</text:p>
          </table:table-cell>
          <table:table-cell office:value-type="float" office:value="329.51" calcext:value-type="float">
            <text:p>329.51</text:p>
          </table:table-cell>
          <table:table-cell table:formula="of:=[.B366]-273" office:value-type="float" office:value="56.51" calcext:value-type="float">
            <text:p>56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3_2</text:p>
          </table:table-cell>
          <table:table-cell office:value-type="float" office:value="329.51" calcext:value-type="float">
            <text:p>329.51</text:p>
          </table:table-cell>
          <table:table-cell table:formula="of:=[.B367]-273" office:value-type="float" office:value="56.51" calcext:value-type="float">
            <text:p>56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ink_TB3_3</text:p>
          </table:table-cell>
          <table:table-cell office:value-type="float" office:value="328.99" calcext:value-type="float">
            <text:p>328.99</text:p>
          </table:table-cell>
          <table:table-cell table:formula="of:=[.B368]-273" office:value-type="float" office:value="55.99" calcext:value-type="float">
            <text:p>55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0</text:p>
          </table:table-cell>
          <table:table-cell office:value-type="float" office:value="326.66" calcext:value-type="float">
            <text:p>326.66</text:p>
          </table:table-cell>
          <table:table-cell table:formula="of:=[.B369]-273" office:value-type="float" office:value="53.66" calcext:value-type="float">
            <text:p>53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1</text:p>
          </table:table-cell>
          <table:table-cell office:value-type="float" office:value="326.66" calcext:value-type="float">
            <text:p>326.66</text:p>
          </table:table-cell>
          <table:table-cell table:formula="of:=[.B370]-273" office:value-type="float" office:value="53.66" calcext:value-type="float">
            <text:p>53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2</text:p>
          </table:table-cell>
          <table:table-cell office:value-type="float" office:value="326.66" calcext:value-type="float">
            <text:p>326.66</text:p>
          </table:table-cell>
          <table:table-cell table:formula="of:=[.B371]-273" office:value-type="float" office:value="53.66" calcext:value-type="float">
            <text:p>53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3</text:p>
          </table:table-cell>
          <table:table-cell office:value-type="float" office:value="326.66" calcext:value-type="float">
            <text:p>326.66</text:p>
          </table:table-cell>
          <table:table-cell table:formula="of:=[.B372]-273" office:value-type="float" office:value="53.66" calcext:value-type="float">
            <text:p>53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4</text:p>
          </table:table-cell>
          <table:table-cell office:value-type="float" office:value="326.61" calcext:value-type="float">
            <text:p>326.61</text:p>
          </table:table-cell>
          <table:table-cell table:formula="of:=[.B373]-273" office:value-type="float" office:value="53.61" calcext:value-type="float">
            <text:p>53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5</text:p>
          </table:table-cell>
          <table:table-cell office:value-type="float" office:value="326.61" calcext:value-type="float">
            <text:p>326.61</text:p>
          </table:table-cell>
          <table:table-cell table:formula="of:=[.B374]-273" office:value-type="float" office:value="53.61" calcext:value-type="float">
            <text:p>53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6</text:p>
          </table:table-cell>
          <table:table-cell office:value-type="float" office:value="326.61" calcext:value-type="float">
            <text:p>326.61</text:p>
          </table:table-cell>
          <table:table-cell table:formula="of:=[.B375]-273" office:value-type="float" office:value="53.61" calcext:value-type="float">
            <text:p>53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7</text:p>
          </table:table-cell>
          <table:table-cell office:value-type="float" office:value="326.61" calcext:value-type="float">
            <text:p>326.61</text:p>
          </table:table-cell>
          <table:table-cell table:formula="of:=[.B376]-273" office:value-type="float" office:value="53.61" calcext:value-type="float">
            <text:p>53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8</text:p>
          </table:table-cell>
          <table:table-cell office:value-type="float" office:value="324.74" calcext:value-type="float">
            <text:p>324.74</text:p>
          </table:table-cell>
          <table:table-cell table:formula="of:=[.B377]-273" office:value-type="float" office:value="51.74" calcext:value-type="float">
            <text:p>51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9</text:p>
          </table:table-cell>
          <table:table-cell office:value-type="float" office:value="324.74" calcext:value-type="float">
            <text:p>324.74</text:p>
          </table:table-cell>
          <table:table-cell table:formula="of:=[.B378]-273" office:value-type="float" office:value="51.74" calcext:value-type="float">
            <text:p>51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10</text:p>
          </table:table-cell>
          <table:table-cell office:value-type="float" office:value="324.74" calcext:value-type="float">
            <text:p>324.74</text:p>
          </table:table-cell>
          <table:table-cell table:formula="of:=[.B379]-273" office:value-type="float" office:value="51.74" calcext:value-type="float">
            <text:p>51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11</text:p>
          </table:table-cell>
          <table:table-cell office:value-type="float" office:value="324.74" calcext:value-type="float">
            <text:p>324.74</text:p>
          </table:table-cell>
          <table:table-cell table:formula="of:=[.B380]-273" office:value-type="float" office:value="51.74" calcext:value-type="float">
            <text:p>51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12</text:p>
          </table:table-cell>
          <table:table-cell office:value-type="float" office:value="364.73" calcext:value-type="float">
            <text:p>364.73</text:p>
          </table:table-cell>
          <table:table-cell table:formula="of:=[.B381]-273" office:value-type="float" office:value="91.73" calcext:value-type="float">
            <text:p>91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13</text:p>
          </table:table-cell>
          <table:table-cell office:value-type="float" office:value="364.73" calcext:value-type="float">
            <text:p>364.73</text:p>
          </table:table-cell>
          <table:table-cell table:formula="of:=[.B382]-273" office:value-type="float" office:value="91.73" calcext:value-type="float">
            <text:p>91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14</text:p>
          </table:table-cell>
          <table:table-cell office:value-type="float" office:value="364.73" calcext:value-type="float">
            <text:p>364.73</text:p>
          </table:table-cell>
          <table:table-cell table:formula="of:=[.B383]-273" office:value-type="float" office:value="91.73" calcext:value-type="float">
            <text:p>91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15</text:p>
          </table:table-cell>
          <table:table-cell office:value-type="float" office:value="364.73" calcext:value-type="float">
            <text:p>364.73</text:p>
          </table:table-cell>
          <table:table-cell table:formula="of:=[.B384]-273" office:value-type="float" office:value="91.73" calcext:value-type="float">
            <text:p>91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16</text:p>
          </table:table-cell>
          <table:table-cell office:value-type="float" office:value="364.72" calcext:value-type="float">
            <text:p>364.72</text:p>
          </table:table-cell>
          <table:table-cell table:formula="of:=[.B385]-273" office:value-type="float" office:value="91.72" calcext:value-type="float">
            <text:p>91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17</text:p>
          </table:table-cell>
          <table:table-cell office:value-type="float" office:value="364.72" calcext:value-type="float">
            <text:p>364.72</text:p>
          </table:table-cell>
          <table:table-cell table:formula="of:=[.B386]-273" office:value-type="float" office:value="91.72" calcext:value-type="float">
            <text:p>91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18</text:p>
          </table:table-cell>
          <table:table-cell office:value-type="float" office:value="364.72" calcext:value-type="float">
            <text:p>364.72</text:p>
          </table:table-cell>
          <table:table-cell table:formula="of:=[.B387]-273" office:value-type="float" office:value="91.72" calcext:value-type="float">
            <text:p>91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19</text:p>
          </table:table-cell>
          <table:table-cell office:value-type="float" office:value="364.72" calcext:value-type="float">
            <text:p>364.72</text:p>
          </table:table-cell>
          <table:table-cell table:formula="of:=[.B388]-273" office:value-type="float" office:value="91.72" calcext:value-type="float">
            <text:p>91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20</text:p>
          </table:table-cell>
          <table:table-cell office:value-type="float" office:value="363.9" calcext:value-type="float">
            <text:p>363.9</text:p>
          </table:table-cell>
          <table:table-cell table:formula="of:=[.B389]-273" office:value-type="float" office:value="90.9" calcext:value-type="float">
            <text:p>9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21</text:p>
          </table:table-cell>
          <table:table-cell office:value-type="float" office:value="363.9" calcext:value-type="float">
            <text:p>363.9</text:p>
          </table:table-cell>
          <table:table-cell table:formula="of:=[.B390]-273" office:value-type="float" office:value="90.9" calcext:value-type="float">
            <text:p>9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22</text:p>
          </table:table-cell>
          <table:table-cell office:value-type="float" office:value="363.9" calcext:value-type="float">
            <text:p>363.9</text:p>
          </table:table-cell>
          <table:table-cell table:formula="of:=[.B391]-273" office:value-type="float" office:value="90.9" calcext:value-type="float">
            <text:p>9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23</text:p>
          </table:table-cell>
          <table:table-cell office:value-type="float" office:value="363.9" calcext:value-type="float">
            <text:p>363.9</text:p>
          </table:table-cell>
          <table:table-cell table:formula="of:=[.B392]-273" office:value-type="float" office:value="90.9" calcext:value-type="float">
            <text:p>9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24</text:p>
          </table:table-cell>
          <table:table-cell office:value-type="float" office:value="347.72" calcext:value-type="float">
            <text:p>347.72</text:p>
          </table:table-cell>
          <table:table-cell table:formula="of:=[.B393]-273" office:value-type="float" office:value="74.72" calcext:value-type="float">
            <text:p>74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25</text:p>
          </table:table-cell>
          <table:table-cell office:value-type="float" office:value="347.72" calcext:value-type="float">
            <text:p>347.72</text:p>
          </table:table-cell>
          <table:table-cell table:formula="of:=[.B394]-273" office:value-type="float" office:value="74.72" calcext:value-type="float">
            <text:p>74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26</text:p>
          </table:table-cell>
          <table:table-cell office:value-type="float" office:value="347.72" calcext:value-type="float">
            <text:p>347.72</text:p>
          </table:table-cell>
          <table:table-cell table:formula="of:=[.B395]-273" office:value-type="float" office:value="74.72" calcext:value-type="float">
            <text:p>74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ode_27</text:p>
          </table:table-cell>
          <table:table-cell office:value-type="float" office:value="347.72" calcext:value-type="float">
            <text:p>347.72</text:p>
          </table:table-cell>
          <table:table-cell table:formula="of:=[.B396]-273" office:value-type="float" office:value="74.72" calcext:value-type="float">
            <text:p>74.7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00/00/0000</text:date>, <text:time style:data-style-name="N2" text:time-value="11:28:49.467678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3:15:14.763623522</meta:creation-date>
    <dc:date>2019-10-31T11:29:01.504548851</dc:date>
    <meta:editing-duration>P37DT23H59M8S</meta:editing-duration>
    <meta:editing-cycles>81</meta:editing-cycles>
    <meta:generator>LibreOffice/4.2.8.2$Linux_X86_64 LibreOffice_project/420m0$Build-2</meta:generator>
    <meta:document-statistic meta:table-count="1" meta:cell-count="1204" meta:object-count="0"/>
    <meta:user-defined meta:name=""/>
  </office:meta>
</office:document-meta>
</file>